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0091in"/>
    </style:style>
    <style:style style:name="co2" style:family="table-column">
      <style:table-column-properties fo:break-before="auto" style:column-width="2.19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7583in"/>
    </style:style>
    <style:style style:name="co5" style:family="table-column">
      <style:table-column-properties fo:break-before="auto" style:column-width="1.4126in"/>
    </style:style>
    <style:style style:name="co6" style:family="table-column">
      <style:table-column-properties fo:break-before="auto" style:column-width="0.9717in"/>
    </style:style>
    <style:style style:name="co7" style:family="table-column">
      <style:table-column-properties fo:break-before="auto" style:column-width="1.0909in"/>
    </style:style>
    <style:style style:name="co8" style:family="table-column">
      <style:table-column-properties fo:break-before="auto" style:column-width="3.5327in"/>
    </style:style>
    <style:style style:name="co9" style:family="table-column">
      <style:table-column-properties fo:break-before="auto" style:column-width="1.1146in"/>
    </style:style>
    <style:style style:name="co10" style:family="table-column">
      <style:table-column-properties fo:break-before="auto" style:column-width="1.6626in"/>
    </style:style>
    <style:style style:name="co11" style:family="table-column">
      <style:table-column-properties fo:break-before="auto" style:column-width="0.948in"/>
    </style:style>
    <style:style style:name="co12" style:family="table-column">
      <style:table-column-properties fo:break-before="auto" style:column-width="1.0193in"/>
    </style:style>
    <style:style style:name="co13" style:family="table-column">
      <style:table-column-properties fo:break-before="auto" style:column-width="1.6744in"/>
    </style:style>
    <style:style style:name="co14" style:family="table-column">
      <style:table-column-properties fo:break-before="auto" style:column-width="1.3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3"/>
    <style:style style:name="ce2" style:family="table-cell" style:parent-style-name="Default" style:data-style-name="N134"/>
    <style:style style:name="ce5" style:family="table-cell" style:parent-style-name="Default" style:data-style-name="N132"/>
    <style:style style:name="ce7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ibrations" table:style-name="ta1">
        <table:shapes>
          <draw:frame draw:z-index="0" draw:style-name="gr1" draw:text-style-name="P1" svg:width="6.2965in" svg:height="3.5437in" svg:x="0in" svg:y="4.6465in">
            <draw:object draw:notify-on-update-of-ranges="Calibrations.A6:Calibrations.A11 Calibrations.B6:Calibrations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67in" svg:height="3.5441in" svg:x="7.074in" svg:y="4.8949in">
            <draw:object draw:notify-on-update-of-ranges="Calibrations.C6:Calibrations.C13 Calibrations.D6:Calibrations.D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 from: jinByproductFormationNovel2003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inkscape y coord</text:p>
          </table:table-cell>
          <table:table-cell office:value-type="string" calcext:value-type="string">
            <text:p>Glucose/Glycerol (g/l)</text:p>
          </table:table-cell>
          <table:table-cell office:value-type="string" calcext:value-type="string">
            <text:p>inkscape y coord</text:p>
          </table:table-cell>
          <table:table-cell office:value-type="string" calcext:value-type="string">
            <text:p>Biomass (g/l)</text:p>
          </table:table-cell>
          <table:table-cell table:number-columns-repeated="3"/>
        </table:table-row>
        <table:table-row table:style-name="ro1">
          <table:table-cell office:value-type="float" office:value="75.68" calcext:value-type="float">
            <text:p>75.68</text:p>
          </table:table-cell>
          <table:table-cell office:value-type="float" office:value="250" calcext:value-type="float">
            <text:p>250</text:p>
          </table:table-cell>
          <table:table-cell office:value-type="float" office:value="75.68" calcext:value-type="float">
            <text:p>75.68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93.24" calcext:value-type="float">
            <text:p>93.24</text:p>
          </table:table-cell>
          <table:table-cell office:value-type="float" office:value="200" calcext:value-type="float">
            <text:p>200</text:p>
          </table:table-cell>
          <table:table-cell office:value-type="float" office:value="88.91" calcext:value-type="float">
            <text:p>88.9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12.48" calcext:value-type="float">
            <text:p>112.48</text:p>
          </table:table-cell>
          <table:table-cell office:value-type="float" office:value="150" calcext:value-type="float">
            <text:p>150</text:p>
          </table:table-cell>
          <table:table-cell office:value-type="float" office:value="102.39" calcext:value-type="float">
            <text:p>102.3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0.68" calcext:value-type="float">
            <text:p>130.68</text:p>
          </table:table-cell>
          <table:table-cell office:value-type="float" office:value="100" calcext:value-type="float">
            <text:p>100</text:p>
          </table:table-cell>
          <table:table-cell office:value-type="float" office:value="115.31" calcext:value-type="float">
            <text:p>115.3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9.42" calcext:value-type="float">
            <text:p>149.42</text:p>
          </table:table-cell>
          <table:table-cell office:value-type="float" office:value="50" calcext:value-type="float">
            <text:p>50</text:p>
          </table:table-cell>
          <table:table-cell office:value-type="float" office:value="129.01" calcext:value-type="float">
            <text:p>129.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67.73" calcext:value-type="float">
            <text:p>167.73</text:p>
          </table:table-cell>
          <table:table-cell office:value-type="float" office:value="0" calcext:value-type="float">
            <text:p>0</text:p>
          </table:table-cell>
          <table:table-cell office:value-type="float" office:value="141.44" calcext:value-type="float">
            <text:p>141.4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.93" calcext:value-type="float">
            <text:p>154.9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.59" calcext:value-type="float">
            <text:p>167.5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. glycerinogenes kinetic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Glucose (y)</text:p>
          </table:table-cell>
          <table:table-cell office:value-type="string" calcext:value-type="string">
            <text:p>Glucose (g/l)</text:p>
          </table:table-cell>
          <table:table-cell office:value-type="string" calcext:value-type="string">
            <text:p>Glycerol (y)</text:p>
          </table:table-cell>
          <table:table-cell office:value-type="string" calcext:value-type="string">
            <text:p>Glycerol (g/l)</text:p>
          </table:table-cell>
          <table:table-cell office:value-type="string" calcext:value-type="string">
            <text:p>Biomass (y)</text:p>
          </table:table-cell>
          <table:table-cell office:value-type="string" calcext:value-type="string">
            <text:p>Biomass (g/l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.54" calcext:value-type="float">
            <text:p>82.54</text:p>
          </table:table-cell>
          <table:table-cell table:formula="of:=-2.705*[.B17]+453.712" office:value-type="float" office:value="230.4413" calcext:value-type="float">
            <text:p>230.4413</text:p>
          </table:table-cell>
          <table:table-cell table:number-columns-repeated="2"/>
          <table:table-cell office:value-type="float" office:value="161.88" calcext:value-type="float">
            <text:p>161.88</text:p>
          </table:table-cell>
          <table:table-cell table:formula="of:=-0.152*[.F17]+25.544" office:value-type="float" office:value="0.93824" calcext:value-type="float">
            <text:p>0.938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.23" calcext:value-type="float">
            <text:p>83.23</text:p>
          </table:table-cell>
          <table:table-cell table:formula="of:=-2.705*[.B18]+453.712" office:value-type="float" office:value="228.57485" calcext:value-type="float">
            <text:p>228.57485</text:p>
          </table:table-cell>
          <table:table-cell table:number-columns-repeated="2"/>
          <table:table-cell office:value-type="float" office:value="153.71" calcext:value-type="float">
            <text:p>153.71</text:p>
          </table:table-cell>
          <table:table-cell table:formula="of:=-0.152*[.F18]+25.544" office:value-type="float" office:value="2.18008" calcext:value-type="float">
            <text:p>2.180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.39" calcext:value-type="float">
            <text:p>89.39</text:p>
          </table:table-cell>
          <table:table-cell table:formula="of:=-2.705*[.B19]+453.712" office:value-type="float" office:value="211.91205" calcext:value-type="float">
            <text:p>211.91205</text:p>
          </table:table-cell>
          <table:table-cell office:value-type="float" office:value="162.12" calcext:value-type="float">
            <text:p>162.12</text:p>
          </table:table-cell>
          <table:table-cell table:formula="of:=-2.705*[.D19]+453.712" office:value-type="float" office:value="15.1774" calcext:value-type="float">
            <text:p>15.1774</text:p>
          </table:table-cell>
          <table:table-cell office:value-type="float" office:value="129.93" calcext:value-type="float">
            <text:p>129.93</text:p>
          </table:table-cell>
          <table:table-cell table:formula="of:=-0.152*[.F19]+25.544" office:value-type="float" office:value="5.79464" calcext:value-type="float">
            <text:p>5.794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2.94" calcext:value-type="float">
            <text:p>92.94</text:p>
          </table:table-cell>
          <table:table-cell table:formula="of:=-2.705*[.B20]+453.712" office:value-type="float" office:value="202.3093" calcext:value-type="float">
            <text:p>202.3093</text:p>
          </table:table-cell>
          <table:table-cell office:value-type="float" office:value="160.47" calcext:value-type="float">
            <text:p>160.47</text:p>
          </table:table-cell>
          <table:table-cell table:formula="of:=-2.705*[.D20]+453.712" office:value-type="float" office:value="19.64065" calcext:value-type="float">
            <text:p>19.64065</text:p>
          </table:table-cell>
          <table:table-cell office:value-type="float" office:value="113.02" calcext:value-type="float">
            <text:p>113.02</text:p>
          </table:table-cell>
          <table:table-cell table:formula="of:=-0.152*[.F20]+25.544" office:value-type="float" office:value="8.36496" calcext:value-type="float">
            <text:p>8.364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2.02" calcext:value-type="float">
            <text:p>102.02</text:p>
          </table:table-cell>
          <table:table-cell table:formula="of:=-2.705*[.B21]+453.712" office:value-type="float" office:value="177.7479" calcext:value-type="float">
            <text:p>177.7479</text:p>
          </table:table-cell>
          <table:table-cell office:value-type="float" office:value="157.49" calcext:value-type="float">
            <text:p>157.49</text:p>
          </table:table-cell>
          <table:table-cell table:formula="of:=-2.705*[.D21]+453.712" office:value-type="float" office:value="27.7015499999999" calcext:value-type="float">
            <text:p>27.7015499999999</text:p>
          </table:table-cell>
          <table:table-cell office:value-type="float" office:value="97.7" calcext:value-type="float">
            <text:p>97.7</text:p>
          </table:table-cell>
          <table:table-cell table:formula="of:=-0.152*[.F21]+25.544" office:value-type="float" office:value="10.6936" calcext:value-type="float">
            <text:p>10.69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5.31" calcext:value-type="float">
            <text:p>105.31</text:p>
          </table:table-cell>
          <table:table-cell table:formula="of:=-2.705*[.B22]+453.712" office:value-type="float" office:value="168.84845" calcext:value-type="float">
            <text:p>168.84845</text:p>
          </table:table-cell>
          <table:table-cell office:value-type="float" office:value="153.64" calcext:value-type="float">
            <text:p>153.64</text:p>
          </table:table-cell>
          <table:table-cell table:formula="of:=-2.705*[.D22]+453.712" office:value-type="float" office:value="38.1158" calcext:value-type="float">
            <text:p>38.1158</text:p>
          </table:table-cell>
          <table:table-cell office:value-type="float" office:value="97.3" calcext:value-type="float">
            <text:p>97.3</text:p>
          </table:table-cell>
          <table:table-cell table:formula="of:=-0.152*[.F22]+25.544" office:value-type="float" office:value="10.7544" calcext:value-type="float">
            <text:p>10.75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6.84" calcext:value-type="float">
            <text:p>126.84</text:p>
          </table:table-cell>
          <table:table-cell table:formula="of:=-2.705*[.B23]+453.712" office:value-type="float" office:value="110.6098" calcext:value-type="float">
            <text:p>110.6098</text:p>
          </table:table-cell>
          <table:table-cell office:value-type="float" office:value="147.77" calcext:value-type="float">
            <text:p>147.77</text:p>
          </table:table-cell>
          <table:table-cell table:formula="of:=-2.705*[.D23]+453.712" office:value-type="float" office:value="53.9941499999999" calcext:value-type="float">
            <text:p>53.9941499999999</text:p>
          </table:table-cell>
          <table:table-cell office:value-type="float" office:value="97" calcext:value-type="float">
            <text:p>97</text:p>
          </table:table-cell>
          <table:table-cell table:formula="of:=-0.152*[.F23]+25.544"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5.82" calcext:value-type="float">
            <text:p>135.82</text:p>
          </table:table-cell>
          <table:table-cell table:formula="of:=-2.705*[.B24]+453.712" office:value-type="float" office:value="86.3189" calcext:value-type="float">
            <text:p>86.3189</text:p>
          </table:table-cell>
          <table:table-cell office:value-type="float" office:value="143.63" calcext:value-type="float">
            <text:p>143.63</text:p>
          </table:table-cell>
          <table:table-cell table:formula="of:=-2.705*[.D24]+453.712" office:value-type="float" office:value="65.19285" calcext:value-type="float">
            <text:p>65.19285</text:p>
          </table:table-cell>
          <table:table-cell office:value-type="float" office:value="96.8" calcext:value-type="float">
            <text:p>96.8</text:p>
          </table:table-cell>
          <table:table-cell table:formula="of:=-0.152*[.F24]+25.544" office:value-type="float" office:value="10.8304" calcext:value-type="float">
            <text:p>10.83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9.41" calcext:value-type="float">
            <text:p>159.41</text:p>
          </table:table-cell>
          <table:table-cell table:formula="of:=-2.705*[.B25]+453.712" office:value-type="float" office:value="22.50795" calcext:value-type="float">
            <text:p>22.50795</text:p>
          </table:table-cell>
          <table:table-cell office:value-type="float" office:value="134.39" calcext:value-type="float">
            <text:p>134.39</text:p>
          </table:table-cell>
          <table:table-cell table:formula="of:=-2.705*[.D25]+453.712" office:value-type="float" office:value="90.18705" calcext:value-type="float">
            <text:p>90.18705</text:p>
          </table:table-cell>
          <table:table-cell office:value-type="float" office:value="96.7" calcext:value-type="float">
            <text:p>96.7</text:p>
          </table:table-cell>
          <table:table-cell table:formula="of:=-0.152*[.F25]+25.544" office:value-type="float" office:value="10.8456" calcext:value-type="float">
            <text:p>10.84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2.83" calcext:value-type="float">
            <text:p>162.83</text:p>
          </table:table-cell>
          <table:table-cell table:formula="of:=-2.705*[.B26]+453.712" office:value-type="float" office:value="13.2568499999999" calcext:value-type="float">
            <text:p>13.2568499999999</text:p>
          </table:table-cell>
          <table:table-cell office:value-type="float" office:value="132.18" calcext:value-type="float">
            <text:p>132.18</text:p>
          </table:table-cell>
          <table:table-cell table:formula="of:=-2.705*[.D26]+453.712" office:value-type="float" office:value="96.1650999999999" calcext:value-type="float">
            <text:p>96.1650999999999</text:p>
          </table:table-cell>
          <table:table-cell office:value-type="float" office:value="97.8" calcext:value-type="float">
            <text:p>97.8</text:p>
          </table:table-cell>
          <table:table-cell table:formula="of:=-0.152*[.F26]+25.544" office:value-type="float" office:value="10.6784" calcext:value-type="float">
            <text:p>10.6784</text:p>
          </table:table-cell>
        </table:table-row>
      </table:table>
      <table:table table:name="Calculations (rate = ΔCΔt)" table:style-name="ta1">
        <table:shapes>
          <draw:frame draw:z-index="0" draw:style-name="gr1" draw:text-style-name="P1" svg:width="5.874in" svg:height="3.1173in" svg:x="0.4795in" svg:y="4.8358in">
            <draw:object draw:notify-on-update-of-ranges="'Calculations (rate = ΔCΔt)'.F18:'Calculations (rate = ΔCΔt)'.F20 'Calculations (rate = ΔCΔt)'.G18:'Calculations (rate = ΔCΔt)'.G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3055in" svg:height="3.5437in" svg:x="7.2575in" svg:y="4.7886in">
            <draw:object draw:notify-on-update-of-ranges="'Calculations (rate = ΔCΔt)'.F6:'Calculations (rate = ΔCΔt)'.F13 'Calculations (rate = ΔCΔt)'.G6:'Calculations (rate = ΔCΔt)'.G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6.2996in" svg:height="3.5437in" svg:x="15.5571in" svg:y="2.7854in">
            <draw:object draw:notify-on-update-of-ranges="'Calculations (rate = ΔCΔt)'.N6:'Calculations (rate = ΔCΔt)'.N8 'Calculations (rate = ΔCΔt)'.O6:'Calculations (rate = ΔCΔt)'.O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Kinetics of C. glycerinogene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Technical Kinetics of Glycerol Production</text:p>
          </table:table-cell>
          <table:table-cell table:number-columns-repeated="5"/>
          <table:table-cell office:value-type="string" calcext:value-type="string">
            <text:p>Kinetics of Glycerol Production in regards to biom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Glucose (g/l)</text:p>
          </table:table-cell>
          <table:table-cell office:value-type="string" calcext:value-type="string">
            <text:p>Glycerol (g/l)</text:p>
          </table:table-cell>
          <table:table-cell office:value-type="string" calcext:value-type="string">
            <text:p>Biomass (g/l)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Glycerol (g/l)</text:p>
          </table:table-cell>
          <table:table-cell office:value-type="string" calcext:value-type="string">
            <text:p>R_glyc</text:p>
          </table:table-cell>
          <table:table-cell office:value-type="string" calcext:value-type="string">
            <text:p>ln(c_glyc)</text:p>
          </table:table-cell>
          <table:table-cell office:value-type="string" calcext:value-type="string">
            <text:p>ln(r_glyc)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Glycerol (g/l)</text:p>
          </table:table-cell>
          <table:table-cell office:value-type="string" calcext:value-type="string">
            <text:p>R_glyc</text:p>
          </table:table-cell>
          <table:table-cell office:value-type="string" calcext:value-type="string">
            <text:p>Biomass, x (g/l)</text:p>
          </table:table-cell>
          <table:table-cell office:value-type="string" calcext:value-type="string">
            <text:p>dx/dt (R_biomas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0.4413" calcext:value-type="float">
            <text:p>230.4413</text:p>
          </table:table-cell>
          <table:table-cell/>
          <table:table-cell office:value-type="float" office:value="0.93824" calcext:value-type="float">
            <text:p>0.938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93824" calcext:value-type="float">
            <text:p>0.93824</text:p>
          </table:table-cell>
          <table:table-cell office:value-type="float" office:value="0.248368" calcext:value-type="float">
            <text:p>0.2483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8.57485" calcext:value-type="float">
            <text:p>228.57485</text:p>
          </table:table-cell>
          <table:table-cell/>
          <table:table-cell office:value-type="float" office:value="2.18008" calcext:value-type="float">
            <text:p>2.1800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8008" calcext:value-type="float">
            <text:p>2.18008</text:p>
          </table:table-cell>
          <table:table-cell office:value-type="float" office:value="0.722912" calcext:value-type="float">
            <text:p>0.7229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1.91205" calcext:value-type="float">
            <text:p>211.91205</text:p>
          </table:table-cell>
          <table:table-cell office:value-type="float" office:value="15.1774" calcext:value-type="float">
            <text:p>15.1774</text:p>
          </table:table-cell>
          <table:table-cell office:value-type="float" office:value="5.79464" calcext:value-type="float">
            <text:p>5.7946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.1774" calcext:value-type="float">
            <text:p>15.1774</text:p>
          </table:table-cell>
          <table:table-cell table:style-name="ce1" table:formula="of:=([.G7]-[.G6])/([.F7]-[.F6])" office:value-type="float" office:value="0.89265" calcext:value-type="float">
            <text:p>0.89265</text:p>
          </table:table-cell>
          <table:table-cell table:formula="of:=LN([.G6])" office:value-type="float" office:value="2.71980747930037" calcext:value-type="float">
            <text:p>2.71980747930037</text:p>
          </table:table-cell>
          <table:table-cell table:formula="of:=LN([.H6])" office:value-type="float" office:value="-0.113560712223166" calcext:value-type="float">
            <text:p>-0.11356071222316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.1774" calcext:value-type="float">
            <text:p>15.1774</text:p>
          </table:table-cell>
          <table:table-cell table:style-name="ce1" table:formula="of:=([.M7]-[.M6])/([.L7]-[.L6])" office:value-type="float" office:value="0.89265" calcext:value-type="float">
            <text:p>0.89265</text:p>
          </table:table-cell>
          <table:table-cell office:value-type="float" office:value="5.79464" calcext:value-type="float">
            <text:p>5.79464</text:p>
          </table:table-cell>
          <table:table-cell office:value-type="float" office:value="0.514064" calcext:value-type="float">
            <text:p>0.5140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2.3093" calcext:value-type="float">
            <text:p>202.3093</text:p>
          </table:table-cell>
          <table:table-cell office:value-type="float" office:value="19.64065" calcext:value-type="float">
            <text:p>19.64065</text:p>
          </table:table-cell>
          <table:table-cell office:value-type="float" office:value="8.36496" calcext:value-type="float">
            <text:p>8.3649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9.64065" calcext:value-type="float">
            <text:p>19.64065</text:p>
          </table:table-cell>
          <table:table-cell table:style-name="ce1" table:formula="of:=([.G8]-[.G7])/([.F8]-[.F7])" office:value-type="float" office:value="1.61217999999998" calcext:value-type="float">
            <text:p>1.61218</text:p>
          </table:table-cell>
          <table:table-cell table:formula="of:=LN([.G7])" office:value-type="float" office:value="2.97760139810168" calcext:value-type="float">
            <text:p>2.97760139810168</text:p>
          </table:table-cell>
          <table:table-cell table:formula="of:=LN([.H7])" office:value-type="float" office:value="0.477587300381645" calcext:value-type="float">
            <text:p>0.4775873003816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9.64065" calcext:value-type="float">
            <text:p>19.64065</text:p>
          </table:table-cell>
          <table:table-cell table:style-name="ce1" table:formula="of:=([.M8]-[.M7])/([.L8]-[.L7])" office:value-type="float" office:value="1.61217999999998" calcext:value-type="float">
            <text:p>1.61218</text:p>
          </table:table-cell>
          <table:table-cell office:value-type="float" office:value="8.36496" calcext:value-type="float">
            <text:p>8.36496</text:p>
          </table:table-cell>
          <table:table-cell office:value-type="float" office:value="0.465728" calcext:value-type="float">
            <text:p>0.4657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7.7479" calcext:value-type="float">
            <text:p>177.7479</text:p>
          </table:table-cell>
          <table:table-cell table:style-name="ce1" office:value-type="float" office:value="27.7015499999999" calcext:value-type="float">
            <text:p>27.70155</text:p>
          </table:table-cell>
          <table:table-cell office:value-type="float" office:value="10.6936" calcext:value-type="float">
            <text:p>10.6936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office:value-type="float" office:value="27.7015499999999" calcext:value-type="float">
            <text:p>27.70155</text:p>
          </table:table-cell>
          <table:table-cell table:style-name="ce1" table:formula="of:=([.G9]-[.G8])/([.F9]-[.F8])" office:value-type="float" office:value="2.08285000000002" calcext:value-type="float">
            <text:p>2.08285</text:p>
          </table:table-cell>
          <table:table-cell table:formula="of:=LN([.G8])" office:value-type="float" office:value="3.32148836830647" calcext:value-type="float">
            <text:p>3.32148836830647</text:p>
          </table:table-cell>
          <table:table-cell table:formula="of:=LN([.H8])" office:value-type="float" office:value="0.733737148164047" calcext:value-type="float">
            <text:p>0.733737148164047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office:value-type="float" office:value="27.7015499999999" calcext:value-type="float">
            <text:p>27.70155</text:p>
          </table:table-cell>
          <table:table-cell table:style-name="ce1" table:formula="of:=([.M9]-[.M8])/([.L9]-[.L8])" office:value-type="float" office:value="2.08285000000002" calcext:value-type="float">
            <text:p>2.08285</text:p>
          </table:table-cell>
          <table:table-cell office:value-type="float" office:value="10.6936" calcext:value-type="float">
            <text:p>10.6936</text:p>
          </table:table-cell>
          <table:table-cell table:style-name="ce5" office:value-type="float" office:value="0.0121600000000001" calcext:value-type="float">
            <text:p>0.0121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8.84845" calcext:value-type="float">
            <text:p>168.84845</text:p>
          </table:table-cell>
          <table:table-cell office:value-type="float" office:value="38.1158" calcext:value-type="float">
            <text:p>38.1158</text:p>
          </table:table-cell>
          <table:table-cell office:value-type="float" office:value="10.7544" calcext:value-type="float">
            <text:p>10.754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8.1158" calcext:value-type="float">
            <text:p>38.1158</text:p>
          </table:table-cell>
          <table:table-cell table:style-name="ce1" table:formula="of:=([.G10]-[.G9])/([.F10]-[.F9])" office:value-type="float" office:value="1.05855666666666" calcext:value-type="float">
            <text:p>1.05856</text:p>
          </table:table-cell>
          <table:table-cell table:formula="of:=LN([.G9])" office:value-type="float" office:value="3.64062889433187" calcext:value-type="float">
            <text:p>3.64062889433187</text:p>
          </table:table-cell>
          <table:table-cell table:formula="of:=LN([.H9])" office:value-type="float" office:value="0.0569063450362335" calcext:value-type="float">
            <text:p>0.05690634503623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8.1158" calcext:value-type="float">
            <text:p>38.1158</text:p>
          </table:table-cell>
          <table:table-cell table:style-name="ce1" table:formula="of:=([.M10]-[.M9])/([.L10]-[.L9])" office:value-type="float" office:value="1.05855666666666" calcext:value-type="float">
            <text:p>1.05856</text:p>
          </table:table-cell>
          <table:table-cell office:value-type="float" office:value="10.7544" calcext:value-type="float">
            <text:p>10.7544</text:p>
          </table:table-cell>
          <table:table-cell table:style-name="ce5" office:value-type="float" office:value="0.00304000000000002" calcext:value-type="float">
            <text:p>0.0030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0.6098" calcext:value-type="float">
            <text:p>110.6098</text:p>
          </table:table-cell>
          <table:table-cell table:style-name="ce1" office:value-type="float" office:value="53.9941499999999" calcext:value-type="float">
            <text:p>53.99415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" office:value-type="float" office:value="53.9941499999999" calcext:value-type="float">
            <text:p>53.99415</text:p>
          </table:table-cell>
          <table:table-cell table:style-name="ce1" table:formula="of:=([.G11]-[.G10])/([.F11]-[.F10])" office:value-type="float" office:value="2.23974000000002" calcext:value-type="float">
            <text:p>2.23974</text:p>
          </table:table-cell>
          <table:table-cell table:formula="of:=LN([.G10])" office:value-type="float" office:value="3.98887570736246" calcext:value-type="float">
            <text:p>3.98887570736246</text:p>
          </table:table-cell>
          <table:table-cell table:formula="of:=LN([.H10])" office:value-type="float" office:value="0.806359787701576" calcext:value-type="float">
            <text:p>0.806359787701576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" office:value-type="float" office:value="53.9941499999999" calcext:value-type="float">
            <text:p>53.99415</text:p>
          </table:table-cell>
          <table:table-cell table:style-name="ce1" table:formula="of:=([.M11]-[.M10])/([.L11]-[.L10])" office:value-type="float" office:value="2.23974000000002" calcext:value-type="float">
            <text:p>2.23974</text:p>
          </table:table-cell>
          <table:table-cell office:value-type="float" office:value="10.8" calcext:value-type="float">
            <text:p>10.8</text:p>
          </table:table-cell>
          <table:table-cell table:style-name="ce5" office:value-type="float" office:value="0.00607999999999969" calcext:value-type="float">
            <text:p>0.00608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6.3189" calcext:value-type="float">
            <text:p>86.3189</text:p>
          </table:table-cell>
          <table:table-cell office:value-type="float" office:value="65.19285" calcext:value-type="float">
            <text:p>65.19285</text:p>
          </table:table-cell>
          <table:table-cell office:value-type="float" office:value="10.8304" calcext:value-type="float">
            <text:p>10.830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5.19285" calcext:value-type="float">
            <text:p>65.19285</text:p>
          </table:table-cell>
          <table:table-cell table:style-name="ce1" table:formula="of:=([.G12]-[.G11])/([.F12]-[.F11])" office:value-type="float" office:value="0.83314" calcext:value-type="float">
            <text:p>0.83314</text:p>
          </table:table-cell>
          <table:table-cell table:formula="of:=LN([.G11])" office:value-type="float" office:value="4.17734980034254" calcext:value-type="float">
            <text:p>4.17734980034254</text:p>
          </table:table-cell>
          <table:table-cell table:formula="of:=LN([.H11])" office:value-type="float" office:value="-0.182553583710118" calcext:value-type="float">
            <text:p>-0.18255358371011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5.19285" calcext:value-type="float">
            <text:p>65.19285</text:p>
          </table:table-cell>
          <table:table-cell table:style-name="ce1" table:formula="of:=([.M12]-[.M11])/([.L12]-[.L11])" office:value-type="float" office:value="0.83314" calcext:value-type="float">
            <text:p>0.83314</text:p>
          </table:table-cell>
          <table:table-cell office:value-type="float" office:value="10.8304" calcext:value-type="float">
            <text:p>10.8304</text:p>
          </table:table-cell>
          <table:table-cell table:style-name="ce5" office:value-type="float" office:value="0.00050666666666667" calcext:value-type="float">
            <text:p>0.00050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.50795" calcext:value-type="float">
            <text:p>22.50795</text:p>
          </table:table-cell>
          <table:table-cell office:value-type="float" office:value="90.18705" calcext:value-type="float">
            <text:p>90.18705</text:p>
          </table:table-cell>
          <table:table-cell office:value-type="float" office:value="10.8456" calcext:value-type="float">
            <text:p>10.845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0.18705" calcext:value-type="float">
            <text:p>90.18705</text:p>
          </table:table-cell>
          <table:table-cell table:style-name="ce1" table:formula="of:=([.G13]-[.G12])/([.F13]-[.F12])" office:value-type="float" office:value="1.19560999999998" calcext:value-type="float">
            <text:p>1.19561</text:p>
          </table:table-cell>
          <table:table-cell table:formula="of:=LN([.G12])" office:value-type="float" office:value="4.50188584691665" calcext:value-type="float">
            <text:p>4.50188584691665</text:p>
          </table:table-cell>
          <table:table-cell table:formula="of:=LN([.H12])" office:value-type="float" office:value="0.178656515393989" calcext:value-type="float">
            <text:p>0.17865651539398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0.18705" calcext:value-type="float">
            <text:p>90.18705</text:p>
          </table:table-cell>
          <table:table-cell table:style-name="ce1" table:formula="of:=([.M13]-[.M12])/([.L13]-[.L12])" office:value-type="float" office:value="1.19560999999998" calcext:value-type="float">
            <text:p>1.19561</text:p>
          </table:table-cell>
          <table:table-cell office:value-type="float" office:value="10.8456" calcext:value-type="float">
            <text:p>10.845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13.2568499999999" calcext:value-type="float">
            <text:p>13.25685</text:p>
          </table:table-cell>
          <table:table-cell table:style-name="ce2" office:value-type="float" office:value="96.1650999999999" calcext:value-type="float">
            <text:p>96.1651</text:p>
          </table:table-cell>
          <table:table-cell office:value-type="float" office:value="10.6784" calcext:value-type="float">
            <text:p>10.6784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2" office:value-type="float" office:value="96.1650999999999" calcext:value-type="float">
            <text:p>96.1651</text:p>
          </table:table-cell>
          <table:table-cell table:style-name="ce1"/>
          <table:table-cell table:number-columns-repeated="3"/>
          <table:table-cell office:value-type="float" office:value="80" calcext:value-type="float">
            <text:p>80</text:p>
          </table:table-cell>
          <table:table-cell table:style-name="ce2" office:value-type="float" office:value="96.1650999999999" calcext:value-type="float">
            <text:p>96.1651</text:p>
          </table:table-cell>
          <table:table-cell table:style-name="ce1"/>
          <table:table-cell office:value-type="float" office:value="10.6784" calcext:value-type="float">
            <text:p>10.678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onod Mode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Biomass, x (g/l)</text:p>
          </table:table-cell>
          <table:table-cell office:value-type="string" calcext:value-type="string">
            <text:p>dx/dt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Glucose, s (g/l)</text:p>
          </table:table-cell>
          <table:table-cell office:value-type="string" calcext:value-type="string">
            <text:p>1/C_s</text:p>
          </table:table-cell>
          <table:table-cell office:value-type="string" calcext:value-type="string">
            <text:p>1/μ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3824" calcext:value-type="float">
            <text:p>0.93824</text:p>
          </table:table-cell>
          <table:table-cell table:formula="of:=([.B18]-[.B17])/([.A18]-[.A17])" office:value-type="float" office:value="0.248368" calcext:value-type="float">
            <text:p>0.248368</text:p>
          </table:table-cell>
          <table:table-cell table:formula="of:=[.C17]/[.B17]" office:value-type="float" office:value="0.264716916780355" calcext:value-type="float">
            <text:p>0.264716916780355</text:p>
          </table:table-cell>
          <table:table-cell office:value-type="float" office:value="230.4413" calcext:value-type="float">
            <text:p>230.4413</text:p>
          </table:table-cell>
          <table:table-cell table:formula="of:=1/[.E17]" office:value-type="float" office:value="0.00433949990735168" calcext:value-type="float">
            <text:p>0.00433949990735168</text:p>
          </table:table-cell>
          <table:table-cell table:formula="of:=1/[.D17]" office:value-type="float" office:value="3.77762030535335" calcext:value-type="float">
            <text:p>3.77762030535335</text:p>
          </table:table-cell>
          <table:table-cell/>
          <table:table-cell office:value-type="string" calcext:value-type="string">
            <text:p>1/μmax</text:p>
          </table:table-cell>
          <table:table-cell office:value-type="float" office:value="111.4561" calcext:value-type="float">
            <text:p>111.456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8008" calcext:value-type="float">
            <text:p>2.18008</text:p>
          </table:table-cell>
          <table:table-cell table:formula="of:=([.B19]-[.B18])/([.A19]-[.A18])" office:value-type="float" office:value="0.722912" calcext:value-type="float">
            <text:p>0.722912</text:p>
          </table:table-cell>
          <table:table-cell table:formula="of:=[.C18]/[.B18]" office:value-type="float" office:value="0.331598840409526" calcext:value-type="float">
            <text:p>0.331598840409526</text:p>
          </table:table-cell>
          <table:table-cell office:value-type="float" office:value="228.57485" calcext:value-type="float">
            <text:p>228.57485</text:p>
          </table:table-cell>
          <table:table-cell table:formula="of:=1/[.E18]" office:value-type="float" office:value="0.00437493451269901" calcext:value-type="float">
            <text:p>0.00437493451269901</text:p>
          </table:table-cell>
          <table:table-cell table:formula="of:=1/[.D18]" office:value-type="float" office:value="3.01569208977026" calcext:value-type="float">
            <text:p>3.01569208977026</text:p>
          </table:table-cell>
          <table:table-cell/>
          <table:table-cell office:value-type="string" calcext:value-type="string">
            <text:p>μmax</text:p>
          </table:table-cell>
          <table:table-cell table:formula="of:=1/[.J17]" office:value-type="float" office:value="0.00897214239507752" calcext:value-type="float">
            <text:p>0.0089721423950775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79464" calcext:value-type="float">
            <text:p>5.79464</text:p>
          </table:table-cell>
          <table:table-cell table:formula="of:=([.B20]-[.B19])/([.A20]-[.A19])" office:value-type="float" office:value="0.514064" calcext:value-type="float">
            <text:p>0.514064</text:p>
          </table:table-cell>
          <table:table-cell table:formula="of:=[.C19]/[.B19]" office:value-type="float" office:value="0.088713707840349" calcext:value-type="float">
            <text:p>0.088713707840349</text:p>
          </table:table-cell>
          <table:table-cell office:value-type="float" office:value="211.91205" calcext:value-type="float">
            <text:p>211.91205</text:p>
          </table:table-cell>
          <table:table-cell table:formula="of:=1/[.E19]" office:value-type="float" office:value="0.00471893882391303" calcext:value-type="float">
            <text:p>0.00471893882391303</text:p>
          </table:table-cell>
          <table:table-cell table:formula="of:=1/[.D19]" office:value-type="float" office:value="11.2722151327461" calcext:value-type="float">
            <text:p>11.2722151327461</text:p>
          </table:table-cell>
          <table:table-cell/>
          <table:table-cell office:value-type="string" calcext:value-type="string">
            <text:p>Ks/μmax</text:p>
          </table:table-cell>
          <table:table-cell office:value-type="float" office:value="26118.2" calcext:value-type="float">
            <text:p>26118.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36496" calcext:value-type="float">
            <text:p>8.36496</text:p>
          </table:table-cell>
          <table:table-cell table:formula="of:=([.B21]-[.B20])/([.A21]-[.A20])" office:value-type="float" office:value="0.465728" calcext:value-type="float">
            <text:p>0.465728</text:p>
          </table:table-cell>
          <table:table-cell table:formula="of:=[.C20]/[.B20]" office:value-type="float" office:value="0.0556760582238289" calcext:value-type="float">
            <text:p>0.0556760582238289</text:p>
          </table:table-cell>
          <table:table-cell office:value-type="float" office:value="202.3093" calcext:value-type="float">
            <text:p>202.3093</text:p>
          </table:table-cell>
          <table:table-cell table:formula="of:=1/[.E20]" office:value-type="float" office:value="0.00494292649917725" calcext:value-type="float">
            <text:p>0.00494292649917725</text:p>
          </table:table-cell>
          <table:table-cell table:formula="of:=1/[.D20]" office:value-type="float" office:value="17.9610416380377" calcext:value-type="float">
            <text:p>17.9610416380377</text:p>
          </table:table-cell>
          <table:table-cell/>
          <table:table-cell office:value-type="string" calcext:value-type="string">
            <text:p>Ks</text:p>
          </table:table-cell>
          <table:table-cell table:formula="of:=[.J19]*[.J18]" office:value-type="float" office:value="234.336209503114" calcext:value-type="float">
            <text:p>234.336209503114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6936" calcext:value-type="float">
            <text:p>10.6936</text:p>
          </table:table-cell>
          <table:table-cell table:formula="of:=([.B22]-[.B21])/([.A22]-[.A21])" office:value-type="float" office:value="0.0121600000000001" calcext:value-type="float">
            <text:p>0.0121600000000001</text:p>
          </table:table-cell>
          <table:table-cell table:formula="of:=[.C21]/[.B21]" office:value-type="float" office:value="0.00113712874990649" calcext:value-type="float">
            <text:p>0.00113712874990649</text:p>
          </table:table-cell>
          <table:table-cell office:value-type="float" office:value="177.7479" calcext:value-type="float">
            <text:p>177.7479</text:p>
          </table:table-cell>
          <table:table-cell table:formula="of:=1/[.E21]" office:value-type="float" office:value="0.00562594551046735" calcext:value-type="float">
            <text:p>0.00562594551046735</text:p>
          </table:table-cell>
          <table:table-cell table:formula="of:=1/[.D21]" office:value-type="float" office:value="879.407894736836" calcext:value-type="float">
            <text:p>879.407894736836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.7544" calcext:value-type="float">
            <text:p>10.7544</text:p>
          </table:table-cell>
          <table:table-cell table:formula="of:=([.B23]-[.B22])/([.A23]-[.A22])" office:value-type="float" office:value="0.00304000000000002" calcext:value-type="float">
            <text:p>0.00304000000000002</text:p>
          </table:table-cell>
          <table:table-cell table:formula="of:=[.C22]/[.B22]" office:value-type="float" office:value="0.000282674998140298" calcext:value-type="float">
            <text:p>0.000282674998140298</text:p>
          </table:table-cell>
          <table:table-cell office:value-type="float" office:value="168.84845" calcext:value-type="float">
            <text:p>168.84845</text:p>
          </table:table-cell>
          <table:table-cell table:formula="of:=1/[.E22]" office:value-type="float" office:value="0.00592247071264202" calcext:value-type="float">
            <text:p>0.00592247071264202</text:p>
          </table:table-cell>
          <table:table-cell table:formula="of:=1/[.D22]" office:value-type="float" office:value="3537.63157894734" calcext:value-type="float">
            <text:p>3537.63157894734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8" calcext:value-type="float">
            <text:p>10.8</text:p>
          </table:table-cell>
          <table:table-cell table:formula="of:=([.B24]-[.B23])/([.A24]-[.A23])" office:value-type="float" office:value="0.00607999999999969" calcext:value-type="float">
            <text:p>0.00607999999999969</text:p>
          </table:table-cell>
          <table:table-cell table:formula="of:=[.C23]/[.B23]" office:value-type="float" office:value="0.000562962962962934" calcext:value-type="float">
            <text:p>0.000562962962962934</text:p>
          </table:table-cell>
          <table:table-cell office:value-type="float" office:value="110.6098" calcext:value-type="float">
            <text:p>110.6098</text:p>
          </table:table-cell>
          <table:table-cell table:formula="of:=1/[.E23]" office:value-type="float" office:value="0.00904079023739307" calcext:value-type="float">
            <text:p>0.00904079023739307</text:p>
          </table:table-cell>
          <table:table-cell table:formula="of:=1/[.D23]" office:value-type="float" office:value="1776.31578947378" calcext:value-type="float">
            <text:p>1776.31578947378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8304" calcext:value-type="float">
            <text:p>10.8304</text:p>
          </table:table-cell>
          <table:table-cell table:formula="of:=([.B25]-[.B24])/([.A25]-[.A24])" office:value-type="float" office:value="0.00050666666666667" calcext:value-type="float">
            <text:p>0.00050666666666667</text:p>
          </table:table-cell>
          <table:table-cell table:formula="of:=[.C24]/[.B24]" office:value-type="float" office:value="0.0000467818978677307" calcext:value-type="float">
            <text:p>4.67818978677307E-05</text:p>
          </table:table-cell>
          <table:table-cell office:value-type="float" office:value="86.3189" calcext:value-type="float">
            <text:p>86.3189</text:p>
          </table:table-cell>
          <table:table-cell table:formula="of:=1/[.E24]" office:value-type="float" office:value="0.0115849483716776" calcext:value-type="float">
            <text:p>0.0115849483716776</text:p>
          </table:table-cell>
          <table:table-cell table:formula="of:=1/[.D24]" office:value-type="float" office:value="21375.7894736841" calcext:value-type="float">
            <text:p>21375.7894736841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.8456" calcext:value-type="float">
            <text:p>10.8456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6784" calcext:value-type="float">
            <text:p>10.6784</text:p>
          </table:table-cell>
          <table:table-cell table:number-columns-repeated="2"/>
          <table:table-cell table:style-name="ce1"/>
          <table:table-cell table:number-columns-repeated="11"/>
        </table:table-row>
      </table:table>
      <table:table table:name="Calculations (rate = derivative of C)" table:style-name="ta1">
        <table:shapes>
          <draw:frame draw:z-index="0" draw:style-name="gr1" draw:text-style-name="P1" svg:width="6.3051in" svg:height="3.5441in" svg:x="0in" svg:y="2.5953in">
            <draw:object draw:notify-on-update-of-ranges="'Calculations (rate = derivative of C)'.A3:'Calculations (rate = derivative of C)'.A12 'Calculations (rate = derivative of C)'.B3:'Calculations (rate = derivative of C)'.B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5.9327in" svg:height="3.1528in" svg:x="6.7374in" svg:y="5.8665in">
            <draw:object draw:notify-on-update-of-ranges="'Calculations (rate = derivative of C)'.A4:'Calculations (rate = derivative of C)'.A7 'Calculations (rate = derivative of C)'.D4:'Calculations (rate = derivative of C)'.D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6.3047in" svg:height="3.5441in" svg:x="6.785in" svg:y="2.0268in">
            <draw:object draw:notify-on-update-of-ranges="'Calculations (rate = derivative of C)'.J4:'Calculations (rate = derivative of C)'.J7 'Calculations (rate = derivative of C)'.K4:'Calculations (rate = derivative of C)'.K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5.402in" svg:height="3.4724in" svg:x="13.8886in" svg:y="2.3232in">
            <draw:object draw:notify-on-update-of-ranges="'Calculations (rate = derivative of C)'.P5:'Calculations (rate = derivative of C)'.P12 'Calculations (rate = derivative of C)'.Q5:'Calculations (rate = derivative of C)'.Q1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3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12" table:default-cell-style-name="Default"/>
        <table:table-column table:style-name="co3" table:number-columns-repeated="6" table:default-cell-style-name="Default"/>
        <table:table-column table:style-name="co13" table:default-cell-style-name="Default"/>
        <table:table-column table:style-name="co3" table:number-columns-repeated="4" table:default-cell-style-name="Default"/>
        <table:table-row table:style-name="ro1">
          <table:table-cell table:number-columns-repeated="8"/>
          <table:table-cell office:value-type="string" calcext:value-type="string">
            <text:p>Monod Model</text:p>
          </table:table-cell>
          <table:table-cell table:number-columns-repeated="6"/>
          <table:table-cell office:value-type="string" calcext:value-type="string">
            <text:p>Glycerol production r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Glucose (g/l)</text:p>
          </table:table-cell>
          <table:table-cell office:value-type="string" calcext:value-type="string">
            <text:p>Glycerol (g/l)</text:p>
          </table:table-cell>
          <table:table-cell office:value-type="string" calcext:value-type="string">
            <text:p>Biomass (g/l)</text:p>
          </table:table-cell>
          <table:table-cell office:value-type="string" calcext:value-type="string">
            <text:p>dS/dt</text:p>
          </table:table-cell>
          <table:table-cell office:value-type="string" calcext:value-type="string">
            <text:p>dG/dt</text:p>
          </table:table-cell>
          <table:table-cell office:value-type="string" calcext:value-type="string">
            <text:p>dx/dt</text:p>
          </table:table-cell>
          <table:table-cell/>
          <table:table-cell office:value-type="string" calcext:value-type="string">
            <text:p>μ</text:p>
          </table:table-cell>
          <table:table-cell office:value-type="string" calcext:value-type="string">
            <text:p>1/C_s</text:p>
          </table:table-cell>
          <table:table-cell office:value-type="string" calcext:value-type="string">
            <text:p>1/μ</text:p>
          </table:table-cell>
          <table:table-cell/>
          <table:table-cell office:value-type="string" calcext:value-type="string">
            <text:p>1/μmax</text:p>
          </table:table-cell>
          <table:table-cell table:formula="of:=ABS(INTERCEPT([.K4:.K7];[.J4:.J7]))" office:value-type="float" office:value="90.8039186670986" calcext:value-type="float">
            <text:p>90.8039186670986</text:p>
          </table:table-cell>
          <table:table-cell/>
          <table:table-cell office:value-type="string" calcext:value-type="string">
            <text:p>lnC_S</text:p>
          </table:table-cell>
          <table:table-cell office:value-type="string" calcext:value-type="string">
            <text:p>lnr_G</text:p>
          </table:table-cell>
          <table:table-cell/>
          <table:table-cell office:value-type="string" calcext:value-type="string">
            <text:p>lnk</text:p>
          </table:table-cell>
          <table:table-cell table:style-name="ce7" table:formula="of:=INTERCEPT([.Q5:.Q12];[.P5:.P12])" office:value-type="float" office:value="-1.35753415792876" calcext:value-type="float">
            <text:p>-1.35753415792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0.4413" calcext:value-type="float">
            <text:p>230.4413</text:p>
          </table:table-cell>
          <table:table-cell/>
          <table:table-cell office:value-type="float" office:value="0.93824" calcext:value-type="float">
            <text:p>0.93824</text:p>
          </table:table-cell>
          <table:table-cell table:formula="of:=0.016*[.A3]-3.531" office:value-type="float" office:value="-3.531" calcext:value-type="float">
            <text:p>-3.531</text:p>
          </table:table-cell>
          <table:table-cell table:number-columns-repeated="7"/>
          <table:table-cell office:value-type="string" calcext:value-type="string">
            <text:p>Ks/μmax</text:p>
          </table:table-cell>
          <table:table-cell table:formula="of:=SLOPE([.K4:.K7];[.J4:.J7])" office:value-type="float" office:value="21446.8753709428" calcext:value-type="float">
            <text:p>21446.8753709428</text:p>
          </table:table-cell>
          <table:table-cell/>
          <table:table-cell table:formula="of:=LN([.B3])" office:value-type="float" office:value="5.43999616622997" calcext:value-type="float">
            <text:p>5.43999616622997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formula="of:=EXP([.T2])" office:value-type="float" office:value="0.257294442834322" calcext:value-type="float">
            <text:p>0.2572944428343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8.57485" calcext:value-type="float">
            <text:p>228.57485</text:p>
          </table:table-cell>
          <table:table-cell/>
          <table:table-cell office:value-type="float" office:value="2.18008" calcext:value-type="float">
            <text:p>2.18008</text:p>
          </table:table-cell>
          <table:table-cell table:formula="of:=0.016*[.A4]-3.531" office:value-type="float" office:value="-3.451" calcext:value-type="float">
            <text:p>-3.451</text:p>
          </table:table-cell>
          <table:table-cell/>
          <table:table-cell table:formula="of:=-0.026*[.A4]+0.884" office:value-type="float" office:value="0.754" calcext:value-type="float">
            <text:p>0.754</text:p>
          </table:table-cell>
          <table:table-cell/>
          <table:table-cell table:formula="of:=[.G4]/[.D4]" office:value-type="float" office:value="0.345858867564493" calcext:value-type="float">
            <text:p>0.345858867564493</text:p>
          </table:table-cell>
          <table:table-cell table:formula="of:=1/[.B4]" office:value-type="float" office:value="0.00437493451269901" calcext:value-type="float">
            <text:p>0.00437493451269901</text:p>
          </table:table-cell>
          <table:table-cell table:formula="of:=1/[.I4]" office:value-type="float" office:value="2.89135278514589" calcext:value-type="float">
            <text:p>2.89135278514589</text:p>
          </table:table-cell>
          <table:table-cell table:number-columns-repeated="4"/>
          <table:table-cell table:formula="of:=LN([.B4])" office:value-type="float" office:value="5.43186372781053" calcext:value-type="float">
            <text:p>5.4318637278105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1.91205" calcext:value-type="float">
            <text:p>211.91205</text:p>
          </table:table-cell>
          <table:table-cell office:value-type="float" office:value="15.1774" calcext:value-type="float">
            <text:p>15.1774</text:p>
          </table:table-cell>
          <table:table-cell office:value-type="float" office:value="5.79464" calcext:value-type="float">
            <text:p>5.79464</text:p>
          </table:table-cell>
          <table:table-cell table:formula="of:=0.016*[.A5]-3.531" office:value-type="float" office:value="-3.371" calcext:value-type="float">
            <text:p>-3.371</text:p>
          </table:table-cell>
          <table:table-cell table:formula="of:=-0.014*[.A5]+1.758" office:value-type="float" office:value="1.618" calcext:value-type="float">
            <text:p>1.618</text:p>
          </table:table-cell>
          <table:table-cell table:formula="of:=-0.026*[.A5]+0.884" office:value-type="float" office:value="0.624" calcext:value-type="float">
            <text:p>0.624</text:p>
          </table:table-cell>
          <table:table-cell/>
          <table:table-cell table:formula="of:=[.G5]/[.D5]" office:value-type="float" office:value="0.107685723358138" calcext:value-type="float">
            <text:p>0.107685723358138</text:p>
          </table:table-cell>
          <table:table-cell table:formula="of:=1/[.B5]" office:value-type="float" office:value="0.00471893882391303" calcext:value-type="float">
            <text:p>0.00471893882391303</text:p>
          </table:table-cell>
          <table:table-cell table:formula="of:=1/[.I5]" office:value-type="float" office:value="9.28628205128205" calcext:value-type="float">
            <text:p>9.28628205128205</text:p>
          </table:table-cell>
          <table:table-cell/>
          <table:table-cell office:value-type="string" calcext:value-type="string">
            <text:p>μ_max</text:p>
          </table:table-cell>
          <table:table-cell table:formula="of:=1/[.N2]" office:value-type="float" office:value="0.011012740580791" calcext:value-type="float">
            <text:p>0.011012740580791</text:p>
          </table:table-cell>
          <table:table-cell/>
          <table:table-cell table:formula="of:=LN([.B5])" office:value-type="float" office:value="5.35617133010386" calcext:value-type="float">
            <text:p>5.35617133010386</text:p>
          </table:table-cell>
          <table:table-cell table:formula="of:=LN([.F5])" office:value-type="float" office:value="0.4811908186363" calcext:value-type="float">
            <text:p>0.481190818636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2.3093" calcext:value-type="float">
            <text:p>202.3093</text:p>
          </table:table-cell>
          <table:table-cell office:value-type="float" office:value="19.64065" calcext:value-type="float">
            <text:p>19.64065</text:p>
          </table:table-cell>
          <table:table-cell office:value-type="float" office:value="8.36496" calcext:value-type="float">
            <text:p>8.36496</text:p>
          </table:table-cell>
          <table:table-cell table:formula="of:=0.016*[.A6]-3.531" office:value-type="float" office:value="-3.291" calcext:value-type="float">
            <text:p>-3.291</text:p>
          </table:table-cell>
          <table:table-cell table:formula="of:=-0.014*[.A6]+1.758" office:value-type="float" office:value="1.548" calcext:value-type="float">
            <text:p>1.548</text:p>
          </table:table-cell>
          <table:table-cell table:formula="of:=-0.026*[.A6]+0.884" office:value-type="float" office:value="0.494" calcext:value-type="float">
            <text:p>0.494</text:p>
          </table:table-cell>
          <table:table-cell/>
          <table:table-cell table:formula="of:=[.G6]/[.D6]" office:value-type="float" office:value="0.059055871157782" calcext:value-type="float">
            <text:p>0.059055871157782</text:p>
          </table:table-cell>
          <table:table-cell table:formula="of:=1/[.B6]" office:value-type="float" office:value="0.00494292649917725" calcext:value-type="float">
            <text:p>0.00494292649917725</text:p>
          </table:table-cell>
          <table:table-cell table:formula="of:=1/[.I6]" office:value-type="float" office:value="16.9331174089069" calcext:value-type="float">
            <text:p>16.9331174089069</text:p>
          </table:table-cell>
          <table:table-cell/>
          <table:table-cell office:value-type="string" calcext:value-type="string">
            <text:p>Ks</text:p>
          </table:table-cell>
          <table:table-cell table:formula="of:=[.N3]*[.N5]" office:value-type="float" office:value="236.188874728748" calcext:value-type="float">
            <text:p>236.188874728748</text:p>
          </table:table-cell>
          <table:table-cell/>
          <table:table-cell table:formula="of:=LN([.B6])" office:value-type="float" office:value="5.30979771444676" calcext:value-type="float">
            <text:p>5.30979771444676</text:p>
          </table:table-cell>
          <table:table-cell table:formula="of:=LN([.F6])" office:value-type="float" office:value="0.436963775167535" calcext:value-type="float">
            <text:p>0.43696377516753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7.7479" calcext:value-type="float">
            <text:p>177.7479</text:p>
          </table:table-cell>
          <table:table-cell table:style-name="ce1" office:value-type="float" office:value="27.7015499999999" calcext:value-type="float">
            <text:p>27.70155</text:p>
          </table:table-cell>
          <table:table-cell office:value-type="float" office:value="10.6936" calcext:value-type="float">
            <text:p>10.6936</text:p>
          </table:table-cell>
          <table:table-cell table:formula="of:=0.016*[.A7]-3.531" office:value-type="float" office:value="-3.211" calcext:value-type="float">
            <text:p>-3.211</text:p>
          </table:table-cell>
          <table:table-cell table:formula="of:=-0.014*[.A7]+1.758" office:value-type="float" office:value="1.478" calcext:value-type="float">
            <text:p>1.478</text:p>
          </table:table-cell>
          <table:table-cell table:formula="of:=-0.026*[.A7]+0.884" office:value-type="float" office:value="0.364" calcext:value-type="float">
            <text:p>0.364</text:p>
          </table:table-cell>
          <table:table-cell/>
          <table:table-cell table:formula="of:=[.G7]/[.D7]" office:value-type="float" office:value="0.0340390513952271" calcext:value-type="float">
            <text:p>0.0340390513952271</text:p>
          </table:table-cell>
          <table:table-cell table:formula="of:=1/[.B7]" office:value-type="float" office:value="0.00562594551046735" calcext:value-type="float">
            <text:p>0.00562594551046735</text:p>
          </table:table-cell>
          <table:table-cell table:formula="of:=1/[.I7]" office:value-type="float" office:value="29.378021978022" calcext:value-type="float">
            <text:p>29.378021978022</text:p>
          </table:table-cell>
          <table:table-cell/>
          <table:table-cell office:value-type="string" calcext:value-type="string">
            <text:p>Y_X/S</text:p>
          </table:table-cell>
          <table:table-cell table:formula="of:=([.D7]-[.D4])/([.B7]-[.B4])" office:value-type="float" office:value="-0.167500115588285" calcext:value-type="float">
            <text:p>-0.167500115588285</text:p>
          </table:table-cell>
          <table:table-cell/>
          <table:table-cell table:formula="of:=LN([.B7])" office:value-type="float" office:value="5.18036625426757" calcext:value-type="float">
            <text:p>5.18036625426757</text:p>
          </table:table-cell>
          <table:table-cell table:formula="of:=LN([.F7])" office:value-type="float" office:value="0.39068982252601" calcext:value-type="float">
            <text:p>0.3906898225260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8.84845" calcext:value-type="float">
            <text:p>168.84845</text:p>
          </table:table-cell>
          <table:table-cell office:value-type="float" office:value="38.1158" calcext:value-type="float">
            <text:p>38.1158</text:p>
          </table:table-cell>
          <table:table-cell office:value-type="float" office:value="10.7544" calcext:value-type="float">
            <text:p>10.7544</text:p>
          </table:table-cell>
          <table:table-cell table:formula="of:=0.016*[.A8]-3.531" office:value-type="float" office:value="-3.131" calcext:value-type="float">
            <text:p>-3.131</text:p>
          </table:table-cell>
          <table:table-cell table:formula="of:=-0.014*[.A8]+1.758" office:value-type="float" office:value="1.408" calcext:value-type="float">
            <text:p>1.408</text:p>
          </table:table-cell>
          <table:table-cell table:number-columns-repeated="6"/>
          <table:table-cell office:value-type="string" calcext:value-type="string">
            <text:p>a_i</text:p>
          </table:table-cell>
          <table:table-cell table:formula="of:=([.C7]-[.C5])/([.D7]-[.D5])" office:value-type="float" office:value="2.55649158188675" calcext:value-type="float">
            <text:p>2.55649158188675</text:p>
          </table:table-cell>
          <table:table-cell/>
          <table:table-cell table:formula="of:=LN([.B8])" office:value-type="float" office:value="5.12900156704411" calcext:value-type="float">
            <text:p>5.12900156704411</text:p>
          </table:table-cell>
          <table:table-cell table:formula="of:=LN([.F8])" office:value-type="float" office:value="0.342170257735851" calcext:value-type="float">
            <text:p>0.34217025773585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0.6098" calcext:value-type="float">
            <text:p>110.6098</text:p>
          </table:table-cell>
          <table:table-cell table:style-name="ce1" office:value-type="float" office:value="53.9941499999999" calcext:value-type="float">
            <text:p>53.99415</text:p>
          </table:table-cell>
          <table:table-cell office:value-type="float" office:value="10.8" calcext:value-type="float">
            <text:p>10.8</text:p>
          </table:table-cell>
          <table:table-cell table:formula="of:=0.016*[.A9]-3.531" office:value-type="float" office:value="-2.891" calcext:value-type="float">
            <text:p>-2.891</text:p>
          </table:table-cell>
          <table:table-cell table:formula="of:=-0.014*[.A9]+1.758" office:value-type="float" office:value="1.198" calcext:value-type="float">
            <text:p>1.198</text:p>
          </table:table-cell>
          <table:table-cell table:number-columns-repeated="6"/>
          <table:table-cell office:value-type="string" calcext:value-type="string">
            <text:p>Υ_P/S</text:p>
          </table:table-cell>
          <table:table-cell table:formula="of:=([.C7]-[.C5])/([.B7]-[.B5])" office:value-type="float" office:value="-0.366587490102927" calcext:value-type="float">
            <text:p>-0.366587490102927</text:p>
          </table:table-cell>
          <table:table-cell/>
          <table:table-cell table:formula="of:=LN([.B9])" office:value-type="float" office:value="4.70600869275775" calcext:value-type="float">
            <text:p>4.70600869275775</text:p>
          </table:table-cell>
          <table:table-cell table:formula="of:=LN([.F9])" office:value-type="float" office:value="0.180653499693258" calcext:value-type="float">
            <text:p>0.18065349969325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6.3189" calcext:value-type="float">
            <text:p>86.3189</text:p>
          </table:table-cell>
          <table:table-cell office:value-type="float" office:value="65.19285" calcext:value-type="float">
            <text:p>65.19285</text:p>
          </table:table-cell>
          <table:table-cell office:value-type="float" office:value="10.8304" calcext:value-type="float">
            <text:p>10.8304</text:p>
          </table:table-cell>
          <table:table-cell table:formula="of:=0.016*[.A10]-3.531" office:value-type="float" office:value="-2.811" calcext:value-type="float">
            <text:p>-2.811</text:p>
          </table:table-cell>
          <table:table-cell table:formula="of:=-0.014*[.A10]+1.758" office:value-type="float" office:value="1.128" calcext:value-type="float">
            <text:p>1.128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formula="of:=1/[.N7]+[.N8]/[.N9]" office:value-type="float" office:value="-12.943900788119" calcext:value-type="float">
            <text:p>-12.943900788119</text:p>
          </table:table-cell>
          <table:table-cell/>
          <table:table-cell table:formula="of:=LN([.B10])" office:value-type="float" office:value="4.45804857758787" calcext:value-type="float">
            <text:p>4.45804857758787</text:p>
          </table:table-cell>
          <table:table-cell table:formula="of:=LN([.F10])" office:value-type="float" office:value="0.120446153075867" calcext:value-type="float">
            <text:p>0.12044615307586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.50795" calcext:value-type="float">
            <text:p>22.50795</text:p>
          </table:table-cell>
          <table:table-cell office:value-type="float" office:value="90.18705" calcext:value-type="float">
            <text:p>90.18705</text:p>
          </table:table-cell>
          <table:table-cell office:value-type="float" office:value="10.8456" calcext:value-type="float">
            <text:p>10.8456</text:p>
          </table:table-cell>
          <table:table-cell table:formula="of:=0.016*[.A11]-3.531" office:value-type="float" office:value="-2.331" calcext:value-type="float">
            <text:p>-2.331</text:p>
          </table:table-cell>
          <table:table-cell table:formula="of:=-0.014*[.A11]+1.758" office:value-type="float" office:value="0.708" calcext:value-type="float">
            <text:p>0.708</text:p>
          </table:table-cell>
          <table:table-cell table:number-columns-repeated="9"/>
          <table:table-cell table:formula="of:=LN([.B11])" office:value-type="float" office:value="3.11386858013619" calcext:value-type="float">
            <text:p>3.11386858013619</text:p>
          </table:table-cell>
          <table:table-cell table:formula="of:=LN([.F11])" office:value-type="float" office:value="-0.345311185288417" calcext:value-type="float">
            <text:p>-0.34531118528841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13.2568499999999" calcext:value-type="float">
            <text:p>13.25685</text:p>
          </table:table-cell>
          <table:table-cell table:style-name="ce2" office:value-type="float" office:value="96.1650999999999" calcext:value-type="float">
            <text:p>96.1651</text:p>
          </table:table-cell>
          <table:table-cell office:value-type="float" office:value="10.6784" calcext:value-type="float">
            <text:p>10.6784</text:p>
          </table:table-cell>
          <table:table-cell table:formula="of:=0.016*[.A12]-3.531" office:value-type="float" office:value="-2.251" calcext:value-type="float">
            <text:p>-2.251</text:p>
          </table:table-cell>
          <table:table-cell table:formula="of:=-0.014*[.A12]+1.758" office:value-type="float" office:value="0.638" calcext:value-type="float">
            <text:p>0.638</text:p>
          </table:table-cell>
          <table:table-cell table:number-columns-repeated="9"/>
          <table:table-cell table:formula="of:=LN([.B12])" office:value-type="float" office:value="2.58451439997559" calcext:value-type="float">
            <text:p>2.58451439997559</text:p>
          </table:table-cell>
          <table:table-cell table:formula="of:=LN([.F12])" office:value-type="float" office:value="-0.449416995637347" calcext:value-type="float">
            <text:p>-0.449416995637347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Yield</text:p>
          </table:table-cell>
          <table:table-cell table:formula="of:=[.C12]/([.B3]-[.B12])" office:value-type="float" office:value="0.442780779194827" calcext:value-type="float">
            <text:p>0.442780779194827</text:p>
          </table:table-cell>
          <table:table-cell table:number-columns-repeated="18"/>
        </table:table-row>
        <table:table-row table:style-name="ro1" table:number-rows-repeated="21">
          <table:table-cell table:number-columns-repeated="20"/>
        </table:table-row>
        <table:table-row table:style-name="ro1">
          <table:table-cell>
            <draw:frame draw:z-index="1" draw:style-name="gr1" draw:text-style-name="P1" svg:width="5.5724in" svg:height="2.9866in" svg:x="0.1319in" svg:y="0.1193in">
              <draw:object draw:notify-on-update-of-ranges="'Calculations (rate = ΔCΔt)'.F6:'Calculations (rate = ΔCΔt)'.F13 'Calculations (rate = ΔCΔt)'.G6:'Calculations (rate = ΔCΔt)'.G13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9"/>
        </table:table-row>
      </table:table>
      <table:table table:name="Calculations (C in M)" table:style-name="ta1">
        <table:shapes>
          <draw:frame draw:z-index="0" draw:style-name="gr1" draw:text-style-name="P1" svg:width="6.0201in" svg:height="3.3902in" svg:x="0.2642in" svg:y="2.761in">
            <draw:object draw:notify-on-update-of-ranges="'Calculations (C in M)'.A2:'Calculations (C in M)'.A11 'Calculations (C in M)'.E1:'Calculations (C in M)'.E1 'Calculations (C in M)'.E2:'Calculations (C in M)'.E11 'Calculations (C in M)'.A2:'Calculations (C in M)'.A11 'Calculations (C in M)'.F1:'Calculations (C in M)'.F1 'Calculations (C in M)'.F2:'Calculations (C in M)'.F1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5.9323in" svg:height="3.2831in" svg:x="0.3244in" svg:y="6.365in">
            <draw:object draw:notify-on-update-of-ranges="'Calculations (C in M)'.A3:'Calculations (C in M)'.A6 'Calculations (C in M)'.G3:'Calculations (C in M)'.G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6.3051in" svg:height="3.5437in" svg:x="9.0067in" svg:y="2.6551in">
            <draw:object draw:notify-on-update-of-ranges="'Calculations (C in M)'.L3:'Calculations (C in M)'.L6 'Calculations (C in M)'.M3:'Calculations (C in M)'.M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4" table:default-cell-style-name="Default"/>
        <table:table-column table:style-name="co3" table:number-columns-repeated="1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Glucose (g/l)</text:p>
          </table:table-cell>
          <table:table-cell office:value-type="string" calcext:value-type="string">
            <text:p>Glycerol (g/l)</text:p>
          </table:table-cell>
          <table:table-cell office:value-type="string" calcext:value-type="string">
            <text:p>Biomass (g/l)</text:p>
          </table:table-cell>
          <table:table-cell office:value-type="string" calcext:value-type="string">
            <text:p>Glucose (M)</text:p>
          </table:table-cell>
          <table:table-cell office:value-type="string" calcext:value-type="string">
            <text:p>Glycerol (M)</text:p>
          </table:table-cell>
          <table:table-cell office:value-type="string" calcext:value-type="string">
            <text:p>Biomass (M)</text:p>
          </table:table-cell>
          <table:table-cell office:value-type="string" calcext:value-type="string">
            <text:p>dS/dt</text:p>
          </table:table-cell>
          <table:table-cell office:value-type="string" calcext:value-type="string">
            <text:p>dG/dt</text:p>
          </table:table-cell>
          <table:table-cell office:value-type="string" calcext:value-type="string">
            <text:p>dx/dt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1/C_s</text:p>
          </table:table-cell>
          <table:table-cell office:value-type="string" calcext:value-type="string">
            <text:p>1/μ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0.4413" calcext:value-type="float">
            <text:p>230.4413</text:p>
          </table:table-cell>
          <table:table-cell/>
          <table:table-cell office:value-type="float" office:value="0.93824" calcext:value-type="float">
            <text:p>0.93824</text:p>
          </table:table-cell>
          <table:table-cell table:formula="of:=[.B2]/[.B$12]" office:value-type="float" office:value="1.27912087302116" calcext:value-type="float">
            <text:p>1.27912087302116</text:p>
          </table:table-cell>
          <table:table-cell/>
          <table:table-cell table:formula="of:=[.D2]/[.D$12]" office:value-type="float" office:value="0.00992752013035795" calcext:value-type="float">
            <text:p>0.00992752013035795</text:p>
          </table:table-cell>
          <table:table-cell table:formula="of:=0.00008*[.E2]-0.0196" office:value-type="float" office:value="-0.0194976703301583" calcext:value-type="float">
            <text:p>-0.0194976703301583</text:p>
          </table:table-cell>
          <table:table-cell table:number-columns-repeated="6"/>
          <table:table-cell office:value-type="string" calcext:value-type="string">
            <text:p>1/μ_max</text:p>
          </table:table-cell>
          <table:table-cell table:formula="of:=51.4991" office:value-type="float" office:value="51.4991" calcext:value-type="float">
            <text:p>51.49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8.57485" calcext:value-type="float">
            <text:p>228.57485</text:p>
          </table:table-cell>
          <table:table-cell/>
          <table:table-cell office:value-type="float" office:value="2.18008" calcext:value-type="float">
            <text:p>2.18008</text:p>
          </table:table-cell>
          <table:table-cell table:formula="of:=[.B3]/[.B$12]" office:value-type="float" office:value="1.26876068518395" calcext:value-type="float">
            <text:p>1.26876068518395</text:p>
          </table:table-cell>
          <table:table-cell/>
          <table:table-cell table:formula="of:=[.D3]/[.D$12]" office:value-type="float" office:value="0.0230674327312743" calcext:value-type="float">
            <text:p>0.0230674327312743</text:p>
          </table:table-cell>
          <table:table-cell table:formula="of:=0.00008*[.E3]-0.0196" office:value-type="float" office:value="-0.0194984991451853" calcext:value-type="float">
            <text:p>-0.0194984991451853</text:p>
          </table:table-cell>
          <table:table-cell/>
          <table:table-cell table:formula="of:=-0.00028*[.G3]+0.00935" office:value-type="float" office:value="0.00934354111883524" calcext:value-type="float">
            <text:p>0.00934354111883524</text:p>
          </table:table-cell>
          <table:table-cell table:formula="of:=[.J3]/[.G3]" office:value-type="float" office:value="0.405053359326263" calcext:value-type="float">
            <text:p>0.405053359326263</text:p>
          </table:table-cell>
          <table:table-cell table:formula="of:=1/[.E3]" office:value-type="float" office:value="0.788170702069803" calcext:value-type="float">
            <text:p>0.788170702069803</text:p>
          </table:table-cell>
          <table:table-cell table:formula="of:=1/[.K3]" office:value-type="float" office:value="2.46881053316859" calcext:value-type="float">
            <text:p>2.46881053316859</text:p>
          </table:table-cell>
          <table:table-cell/>
          <table:table-cell office:value-type="string" calcext:value-type="string">
            <text:p>K_s/μ_max</text:p>
          </table:table-cell>
          <table:table-cell table:formula="of:=68.4223" office:value-type="float" office:value="68.4223" calcext:value-type="float">
            <text:p>68.42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1.91205" calcext:value-type="float">
            <text:p>211.91205</text:p>
          </table:table-cell>
          <table:table-cell office:value-type="float" office:value="15.1774" calcext:value-type="float">
            <text:p>15.1774</text:p>
          </table:table-cell>
          <table:table-cell office:value-type="float" office:value="5.79464" calcext:value-type="float">
            <text:p>5.79464</text:p>
          </table:table-cell>
          <table:table-cell table:formula="of:=[.B4]/[.$B$12]" office:value-type="float" office:value="1.17626973289815" calcext:value-type="float">
            <text:p>1.17626973289815</text:p>
          </table:table-cell>
          <table:table-cell table:formula="of:=[.C4]/[.C$12]" office:value-type="float" office:value="0.164810511456184" calcext:value-type="float">
            <text:p>0.164810511456184</text:p>
          </table:table-cell>
          <table:table-cell table:formula="of:=[.D4]/[.D$12]" office:value-type="float" office:value="0.0613131024558508" calcext:value-type="float">
            <text:p>0.0613131024558508</text:p>
          </table:table-cell>
          <table:table-cell table:formula="of:=0.00008*[.E4]-0.0196" office:value-type="float" office:value="-0.0195058984213681" calcext:value-type="float">
            <text:p>-0.0195058984213681</text:p>
          </table:table-cell>
          <table:table-cell table:formula="of:=-0.00014*[.F4]+0.01909" office:value-type="float" office:value="0.0190669265283961" calcext:value-type="float">
            <text:p>0.0190669265283961</text:p>
          </table:table-cell>
          <table:table-cell table:formula="of:=-0.00028*[.G4]+0.00935" office:value-type="float" office:value="0.00933283233131236" calcext:value-type="float">
            <text:p>0.00933283233131236</text:p>
          </table:table-cell>
          <table:table-cell table:formula="of:=[.J4]/[.G4]" office:value-type="float" office:value="0.15221595315671" calcext:value-type="float">
            <text:p>0.15221595315671</text:p>
          </table:table-cell>
          <table:table-cell table:formula="of:=1/[.E4]" office:value-type="float" office:value="0.850145142760877" calcext:value-type="float">
            <text:p>0.850145142760877</text:p>
          </table:table-cell>
          <table:table-cell table:formula="of:=1/[.K4]" office:value-type="float" office:value="6.56961362630942" calcext:value-type="float">
            <text:p>6.5696136263094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2.3093" calcext:value-type="float">
            <text:p>202.3093</text:p>
          </table:table-cell>
          <table:table-cell office:value-type="float" office:value="19.64065" calcext:value-type="float">
            <text:p>19.64065</text:p>
          </table:table-cell>
          <table:table-cell office:value-type="float" office:value="8.36496" calcext:value-type="float">
            <text:p>8.36496</text:p>
          </table:table-cell>
          <table:table-cell table:formula="of:=[.B5]/[.$B$12]" office:value-type="float" office:value="1.12296731721397" calcext:value-type="float">
            <text:p>1.12296731721397</text:p>
          </table:table-cell>
          <table:table-cell table:formula="of:=[.C5]/[.C$12]" office:value-type="float" office:value="0.213276685850798" calcext:value-type="float">
            <text:p>0.213276685850798</text:p>
          </table:table-cell>
          <table:table-cell table:formula="of:=[.D5]/[.D$12]" office:value-type="float" office:value="0.0885096657461194" calcext:value-type="float">
            <text:p>0.0885096657461194</text:p>
          </table:table-cell>
          <table:table-cell table:formula="of:=0.00008*[.E5]-0.0196" office:value-type="float" office:value="-0.0195101626146229" calcext:value-type="float">
            <text:p>-0.0195101626146229</text:p>
          </table:table-cell>
          <table:table-cell table:formula="of:=-0.00014*[.F5]+0.01909" office:value-type="float" office:value="0.0190601412639809" calcext:value-type="float">
            <text:p>0.0190601412639809</text:p>
          </table:table-cell>
          <table:table-cell table:formula="of:=-0.00028*[.G5]+0.00935" office:value-type="float" office:value="0.00932521729359109" calcext:value-type="float">
            <text:p>0.00932521729359109</text:p>
          </table:table-cell>
          <table:table-cell table:formula="of:=[.J5]/[.G5]" office:value-type="float" office:value="0.105358179979342" calcext:value-type="float">
            <text:p>0.105358179979342</text:p>
          </table:table-cell>
          <table:table-cell table:formula="of:=1/[.E5]" office:value-type="float" office:value="0.890497866385777" calcext:value-type="float">
            <text:p>0.890497866385777</text:p>
          </table:table-cell>
          <table:table-cell table:formula="of:=1/[.K5]" office:value-type="float" office:value="9.49143199128981" calcext:value-type="float">
            <text:p>9.49143199128981</text:p>
          </table:table-cell>
          <table:table-cell/>
          <table:table-cell office:value-type="string" calcext:value-type="string">
            <text:p>μ_max</text:p>
          </table:table-cell>
          <table:table-cell table:formula="of:=1/[.P2]" office:value-type="float" office:value="0.0194178150686129" calcext:value-type="float">
            <text:p>0.01941781506861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7.7479" calcext:value-type="float">
            <text:p>177.7479</text:p>
          </table:table-cell>
          <table:table-cell office:value-type="float" office:value="27.7015499999999" calcext:value-type="float">
            <text:p>27.7015499999999</text:p>
          </table:table-cell>
          <table:table-cell office:value-type="float" office:value="10.6936" calcext:value-type="float">
            <text:p>10.6936</text:p>
          </table:table-cell>
          <table:table-cell table:formula="of:=[.B6]/[.$B$12]" office:value-type="float" office:value="0.986633251182309" calcext:value-type="float">
            <text:p>0.986633251182309</text:p>
          </table:table-cell>
          <table:table-cell table:formula="of:=[.C6]/[.C$12]" office:value-type="float" office:value="0.300809534151373" calcext:value-type="float">
            <text:p>0.300809534151373</text:p>
          </table:table-cell>
          <table:table-cell table:formula="of:=[.D6]/[.D$12]" office:value-type="float" office:value="0.113149012263382" calcext:value-type="float">
            <text:p>0.113149012263382</text:p>
          </table:table-cell>
          <table:table-cell table:formula="of:=0.00008*[.E6]-0.0196" office:value-type="float" office:value="-0.0195210693399054" calcext:value-type="float">
            <text:p>-0.0195210693399054</text:p>
          </table:table-cell>
          <table:table-cell table:formula="of:=-0.00014*[.F6]+0.01909" office:value-type="float" office:value="0.0190478866652188" calcext:value-type="float">
            <text:p>0.0190478866652188</text:p>
          </table:table-cell>
          <table:table-cell table:formula="of:=-0.00028*[.G6]+0.00935" office:value-type="float" office:value="0.00931831827656625" calcext:value-type="float">
            <text:p>0.00931831827656625</text:p>
          </table:table-cell>
          <table:table-cell table:formula="of:=[.J6]/[.G6]" office:value-type="float" office:value="0.0823543934689908" calcext:value-type="float">
            <text:p>0.0823543934689908</text:p>
          </table:table-cell>
          <table:table-cell table:number-columns-repeated="3"/>
          <table:table-cell office:value-type="string" calcext:value-type="string">
            <text:p>K_s </text:p>
          </table:table-cell>
          <table:table-cell table:formula="of:=[.P3]*[.P5]" office:value-type="float" office:value="1.32861156796915" calcext:value-type="float">
            <text:p>1.328611567969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8.84845" calcext:value-type="float">
            <text:p>168.84845</text:p>
          </table:table-cell>
          <table:table-cell office:value-type="float" office:value="38.1158" calcext:value-type="float">
            <text:p>38.1158</text:p>
          </table:table-cell>
          <table:table-cell office:value-type="float" office:value="10.7544" calcext:value-type="float">
            <text:p>10.7544</text:p>
          </table:table-cell>
          <table:table-cell table:formula="of:=[.B7]/[.$B$12]" office:value-type="float" office:value="0.937234674393304" calcext:value-type="float">
            <text:p>0.937234674393304</text:p>
          </table:table-cell>
          <table:table-cell table:formula="of:=[.C7]/[.C$12]" office:value-type="float" office:value="0.413897274405473" calcext:value-type="float">
            <text:p>0.413897274405473</text:p>
          </table:table-cell>
          <table:table-cell table:formula="of:=[.D7]/[.D$12]" office:value-type="float" office:value="0.113792337237723" calcext:value-type="float">
            <text:p>0.113792337237723</text:p>
          </table:table-cell>
          <table:table-cell table:formula="of:=0.00008*[.E7]-0.0196" office:value-type="float" office:value="-0.0195250212260485" calcext:value-type="float">
            <text:p>-0.0195250212260485</text:p>
          </table:table-cell>
          <table:table-cell table:formula="of:=-0.00014*[.F7]+0.01909" office:value-type="float" office:value="0.0190320543815832" calcext:value-type="float">
            <text:p>0.0190320543815832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0.6098" calcext:value-type="float">
            <text:p>110.6098</text:p>
          </table:table-cell>
          <table:table-cell office:value-type="float" office:value="53.9941499999999" calcext:value-type="float">
            <text:p>53.9941499999999</text:p>
          </table:table-cell>
          <table:table-cell office:value-type="float" office:value="10.8" calcext:value-type="float">
            <text:p>10.8</text:p>
          </table:table-cell>
          <table:table-cell table:formula="of:=[.B8]/[.$B$12]" office:value-type="float" office:value="0.613966784342459" calcext:value-type="float">
            <text:p>0.613966784342459</text:p>
          </table:table-cell>
          <table:table-cell table:formula="of:=[.C8]/[.C$12]" office:value-type="float" office:value="0.586319361494189" calcext:value-type="float">
            <text:p>0.586319361494189</text:p>
          </table:table-cell>
          <table:table-cell table:formula="of:=[.D8]/[.D$12]" office:value-type="float" office:value="0.114274830968479" calcext:value-type="float">
            <text:p>0.114274830968479</text:p>
          </table:table-cell>
          <table:table-cell table:formula="of:=0.00008*[.E8]-0.0196" office:value-type="float" office:value="-0.0195508826572526" calcext:value-type="float">
            <text:p>-0.0195508826572526</text:p>
          </table:table-cell>
          <table:table-cell table:formula="of:=-0.00014*[.F8]+0.01909" office:value-type="float" office:value="0.0190079152893908" calcext:value-type="float">
            <text:p>0.0190079152893908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6.3189" calcext:value-type="float">
            <text:p>86.3189</text:p>
          </table:table-cell>
          <table:table-cell office:value-type="float" office:value="65.19285" calcext:value-type="float">
            <text:p>65.19285</text:p>
          </table:table-cell>
          <table:table-cell office:value-type="float" office:value="10.8304" calcext:value-type="float">
            <text:p>10.8304</text:p>
          </table:table-cell>
          <table:table-cell table:formula="of:=[.B9]/[.$B$12]" office:value-type="float" office:value="0.479134194808943" calcext:value-type="float">
            <text:p>0.479134194808943</text:p>
          </table:table-cell>
          <table:table-cell table:formula="of:=[.C9]/[.C$12]" office:value-type="float" office:value="0.707925399066131" calcext:value-type="float">
            <text:p>0.707925399066131</text:p>
          </table:table-cell>
          <table:table-cell table:formula="of:=[.D9]/[.D$12]" office:value-type="float" office:value="0.11459649345565" calcext:value-type="float">
            <text:p>0.11459649345565</text:p>
          </table:table-cell>
          <table:table-cell table:formula="of:=0.00008*[.E9]-0.0196" office:value-type="float" office:value="-0.0195616692644153" calcext:value-type="float">
            <text:p>-0.0195616692644153</text:p>
          </table:table-cell>
          <table:table-cell table:formula="of:=-0.00014*[.F9]+0.01909" office:value-type="float" office:value="0.0189908904441307" calcext:value-type="float">
            <text:p>0.0189908904441307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.50795" calcext:value-type="float">
            <text:p>22.50795</text:p>
          </table:table-cell>
          <table:table-cell office:value-type="float" office:value="90.18705" calcext:value-type="float">
            <text:p>90.18705</text:p>
          </table:table-cell>
          <table:table-cell office:value-type="float" office:value="10.8456" calcext:value-type="float">
            <text:p>10.8456</text:p>
          </table:table-cell>
          <table:table-cell table:formula="of:=[.B10]/[.$B$12]" office:value-type="float" office:value="0.12493588889629" calcext:value-type="float">
            <text:p>0.12493588889629</text:p>
          </table:table-cell>
          <table:table-cell table:formula="of:=[.C10]/[.C$12]" office:value-type="float" office:value="0.979335975675969" calcext:value-type="float">
            <text:p>0.979335975675969</text:p>
          </table:table-cell>
          <table:table-cell table:formula="of:=[.D10]/[.D$12]" office:value-type="float" office:value="0.114757324699235" calcext:value-type="float">
            <text:p>0.114757324699235</text:p>
          </table:table-cell>
          <table:table-cell table:formula="of:=0.00008*[.E10]-0.0196" office:value-type="float" office:value="-0.0195900051288883" calcext:value-type="float">
            <text:p>-0.0195900051288883</text:p>
          </table:table-cell>
          <table:table-cell table:formula="of:=-0.00014*[.F10]+0.01909" office:value-type="float" office:value="0.0189528929634054" calcext:value-type="float">
            <text:p>0.0189528929634054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.2568499999999" calcext:value-type="float">
            <text:p>13.2568499999999</text:p>
          </table:table-cell>
          <table:table-cell office:value-type="float" office:value="96.1650999999999" calcext:value-type="float">
            <text:p>96.1650999999999</text:p>
          </table:table-cell>
          <table:table-cell office:value-type="float" office:value="10.6784" calcext:value-type="float">
            <text:p>10.6784</text:p>
          </table:table-cell>
          <table:table-cell table:formula="of:=[.B11]/[.$B$12]" office:value-type="float" office:value="0.0735853926596944" calcext:value-type="float">
            <text:p>0.0735853926596944</text:p>
          </table:table-cell>
          <table:table-cell table:formula="of:=[.C11]/[.C$12]" office:value-type="float" office:value="1.04425127592572" calcext:value-type="float">
            <text:p>1.04425127592572</text:p>
          </table:table-cell>
          <table:table-cell table:formula="of:=[.D11]/[.D$12]" office:value-type="float" office:value="0.112988181019797" calcext:value-type="float">
            <text:p>0.112988181019797</text:p>
          </table:table-cell>
          <table:table-cell table:formula="of:=0.00008*[.E11]-0.0196" office:value-type="float" office:value="-0.0195941131685872" calcext:value-type="float">
            <text:p>-0.0195941131685872</text:p>
          </table:table-cell>
          <table:table-cell table:formula="of:=-0.00014*[.F11]+0.01909" office:value-type="float" office:value="0.0189438048213704" calcext:value-type="float">
            <text:p>0.01894380482137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lecular weights</text:p>
          </table:table-cell>
          <table:table-cell office:value-type="float" office:value="180.156" calcext:value-type="float">
            <text:p>180.156</text:p>
          </table:table-cell>
          <table:table-cell office:value-type="float" office:value="92.09" calcext:value-type="float">
            <text:p>92.09</text:p>
          </table:table-cell>
          <table:table-cell office:value-type="float" office:value="94.509" calcext:value-type="float">
            <text:p>94.509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roid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6">
      <number:number number:decimal-places="13" number:min-decimal-places="13" number:min-integer-digits="1"/>
    </number:number-style>
    <number:number-style style:name="N135">
      <number:number number:decimal-places="14" number:min-decimal-places="14" number:min-integer-digits="1"/>
    </number:number-style>
    <number:number-style style:name="N134">
      <number:number number:decimal-places="4" number:min-decimal-places="4" number:min-integer-digits="1"/>
    </number:number-style>
    <number:number-style style:name="N121">
      <number:number number:decimal-places="4" number:min-decimal-places="4" number:min-integer-digits="1" number:grouping="true"/>
    </number:number-style>
    <number:number-style style:name="N122">
      <number:number number:decimal-places="5" number:min-decimal-places="5" number:min-integer-digits="1" number:grouping="true"/>
    </number:number-style>
    <number:number-style style:name="N123">
      <number:number number:decimal-places="3" number:min-decimal-places="3" number:min-integer-digits="1" number:grouping="true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2">
      <number:number number:decimal-places="6" number:min-decimal-places="6" number:min-integer-digits="1"/>
    </number:number-style>
    <number:number-style style:name="N133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1T19:35:29.337264515</meta:creation-date>
    <dc:date>2022-12-16T17:44:56.179527152</dc:date>
    <meta:editing-duration>PT10H30M59S</meta:editing-duration>
    <meta:editing-cycles>10</meta:editing-cycles>
    <meta:generator>LibreOffice/7.4.3.2$Linux_X86_64 LibreOffice_project/40$Build-2</meta:generator>
    <meta:document-statistic meta:table-count="4" meta:cell-count="570" meta:object-count="1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5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25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4cm" svg:height="9.002cm" xlink:href=".." xlink:type="simple" chart:class="chart:scatter" chart:style-name="ch1">
        <chart:title svg:x="5.525cm" svg:y="0.006cm" chart:style-name="ch2">
          <text:p>Glucose/Glycerol Calibration</text:p>
        </chart:title>
        <chart:plot-area chart:style-name="ch3" table:cell-range-address="Calibrations.A6:Calibrations.B11" svg:x="1.33cm" svg:y="1.275cm" svg:width="14.345cm" svg:height="6.566cm">
          <chart:coordinate-region svg:x="2.137cm" svg:y="1.474cm" svg:width="13.258cm" svg:height="5.72cm"/>
          <chart:axis chart:dimension="x" chart:name="primary-x" chart:style-name="ch4">
            <chart:title svg:x="6.857cm" svg:y="8.021cm" chart:style-name="ch5">
              <text:p>Inkscape y-coordinate</text:p>
            </chart:title>
          </chart:axis>
          <chart:axis chart:dimension="y" chart:name="primary-y" chart:style-name="ch6">
            <chart:title svg:x="0.451cm" svg:y="6.229cm" chart:style-name="ch7">
              <text:p>g/l of Glucose/Glycerol</text:p>
            </chart:title>
            <chart:grid chart:style-name="ch8" chart:class="major"/>
          </chart:axis>
          <chart:series chart:style-name="ch9" chart:values-cell-range-address="Calibrations.B6:Calibrations.B11" chart:class="chart:scatter">
            <chart:domain table:cell-range-address="Calibrations.A6:Calibrations.A11"/>
            <chart:regression-curve chart:style-name="ch10">
              <chart:equation chart:display-equation="true" chart:display-r-square="true" svg:x="5.436cm" svg:y="1.762cm" chart:style-name="ch11"/>
            </chart:regression-curve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.68">
                <text:p>75.68</text:p>
                <draw:g>
                  <svg:desc>Calibrations.A6:Calibrations.A11</svg:desc>
                </draw:g>
              </table:table-cell>
              <table:table-cell office:value-type="float" office:value="250">
                <text:p>250</text:p>
                <draw:g>
                  <svg:desc>Calibrations.B6:Calibrations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.24">
                <text:p>93.2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2.48">
                <text:p>112.4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.68">
                <text:p>130.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.42">
                <text:p>149.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.73">
                <text:p>167.7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2">
      <number:number number:decimal-places="5" number:min-decimal-places="5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579d1c"/>
    </style:style>
    <style:style style:name="ch11" style:family="chart" style:data-style-name="N122"/>
    <style:style style:name="ch12" style:family="chart">
      <style:chart-properties chart:solid-type="cuboid" chart:symbol-type="named-symbol" chart:symbol-name="arrow-up" chart:symbol-width="0.25cm" chart:symbol-height="0.25cm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7e0021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292cm" svg:height="8.612cm" xlink:href=".." xlink:type="simple" chart:class="chart:scatter" chart:style-name="ch1">
        <chart:title svg:x="4.771cm" svg:y="0.308cm" chart:style-name="ch2">
          <text:p>Glucose and Glycerol Rates</text:p>
        </chart:title>
        <chart:plot-area chart:style-name="ch3" table:cell-range-address="'Calculations (C in M)'.A2:'Calculations (C in M)'.A11 'Calculations (C in M)'.E1:'Calculations (C in M)'.E11 'Calculations (C in M)'.F1:'Calculations (C in M)'.F12" chart:data-source-has-labels="row" svg:x="0.839cm" svg:y="1.21cm" svg:width="14.152cm" svg:height="6.764cm">
          <chart:coordinate-region svg:x="1.566cm" svg:y="1.409cm" svg:width="13.238cm" svg:height="5.918cm"/>
          <chart:axis chart:dimension="x" chart:name="primary-x" chart:style-name="ch4">
            <chart:title svg:x="7.262cm" svg:y="8.052cm" chart:style-name="ch5">
              <text:p>Time (h)</text:p>
            </chart:title>
          </chart:axis>
          <chart:axis chart:dimension="y" chart:name="primary-y" chart:style-name="ch6">
            <chart:title svg:x="0cm" svg:y="7.176cm" chart:style-name="ch7">
              <text:p>Glucose/Glycerol concentration (M)</text:p>
            </chart:title>
            <chart:grid chart:style-name="ch8" chart:class="major"/>
          </chart:axis>
          <chart:series chart:style-name="ch9" chart:values-cell-range-address="'Calculations (C in M)'.E2:'Calculations (C in M)'.E11" chart:label-cell-address="'Calculations (C in M)'.E1:'Calculations (C in M)'.E1" chart:class="chart:scatter">
            <chart:domain table:cell-range-address="'Calculations (C in M)'.A2:'Calculations (C in M)'.A11"/>
            <chart:regression-curve chart:style-name="ch10">
              <chart:equation chart:display-equation="true" chart:display-r-square="true" svg:x="2.917cm" svg:y="1.409cm" chart:style-name="ch11"/>
            </chart:regression-curve>
            <chart:data-point chart:repeated="4"/>
            <chart:data-point chart:style-name="ch12" chart:repeated="2"/>
            <chart:data-point chart:repeated="4"/>
          </chart:series>
          <chart:series chart:style-name="ch13" chart:values-cell-range-address="'Calculations (C in M)'.F2:'Calculations (C in M)'.F12" chart:label-cell-address="'Calculations (C in M)'.F1:'Calculations (C in M)'.F1" chart:class="chart:scatter">
            <chart:regression-curve chart:style-name="ch14">
              <chart:equation chart:display-equation="true" chart:display-r-square="true" svg:x="7.48cm" svg:y="6.329cm" chart:style-name="ch11"/>
            </chart:regression-curve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lucose (M)</text:p>
                <draw:g>
                  <svg:desc>'Calculations (C in M)'.E1:'Calculations (C in M)'.E1</svg:desc>
                </draw:g>
              </table:table-cell>
              <table:table-cell office:value-type="string">
                <text:p>Glycerol (M)</text:p>
                <draw:g>
                  <svg:desc>'Calculations (C in M)'.F1:'Calculations (C in M)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alculations (C in M)'.A2:'Calculations (C in M)'.A11</svg:desc>
                </draw:g>
              </table:table-cell>
              <table:table-cell office:value-type="float" office:value="1.27912087302116">
                <text:p>1.27912087302116</text:p>
                <draw:g>
                  <svg:desc>'Calculations (C in M)'.E2:'Calculations (C in M)'.E11</svg:desc>
                </draw:g>
              </table:table-cell>
              <table:table-cell office:value-type="float" office:value="NaN">
                <text:p>NaN</text:p>
                <draw:g>
                  <svg:desc>'Calculations (C in M)'.F2:'Calculations (C in M)'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26876068518395">
                <text:p>1.26876068518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.17626973289815">
                <text:p>1.17626973289815</text:p>
              </table:table-cell>
              <table:table-cell office:value-type="float" office:value="0.164810511456184">
                <text:p>0.164810511456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.12296731721397">
                <text:p>1.12296731721397</text:p>
              </table:table-cell>
              <table:table-cell office:value-type="float" office:value="0.213276685850798">
                <text:p>0.2132766858507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986633251182309">
                <text:p>0.986633251182309</text:p>
              </table:table-cell>
              <table:table-cell office:value-type="float" office:value="0.300809534151373">
                <text:p>0.300809534151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937234674393304">
                <text:p>0.937234674393304</text:p>
              </table:table-cell>
              <table:table-cell office:value-type="float" office:value="0.413897274405473">
                <text:p>0.413897274405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0.613966784342459">
                <text:p>0.613966784342459</text:p>
              </table:table-cell>
              <table:table-cell office:value-type="float" office:value="0.586319361494189">
                <text:p>0.5863193614941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0.479134194808943">
                <text:p>0.479134194808943</text:p>
              </table:table-cell>
              <table:table-cell office:value-type="float" office:value="0.707925399066131">
                <text:p>0.707925399066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0.12493588889629">
                <text:p>0.12493588889629</text:p>
              </table:table-cell>
              <table:table-cell office:value-type="float" office:value="0.979335975675969">
                <text:p>0.9793359756759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0.0735853926596944">
                <text:p>0.0735853926596944</text:p>
              </table:table-cell>
              <table:table-cell office:value-type="float" office:value="1.04425127592572">
                <text:p>1.04425127592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5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25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722cm" svg:height="8.821cm" xlink:href=".." xlink:type="simple" chart:class="chart:scatter" chart:style-name="ch1">
        <chart:title svg:x="5.084cm" svg:y="0.312cm" chart:style-name="ch2">
          <text:p>Glycerol Kinetics</text:p>
        </chart:title>
        <chart:plot-area chart:style-name="ch3" table:cell-range-address="'Calculations (rate = derivative of C)'.P5:'Calculations (rate = derivative of C)'.Q12" svg:x="0.18cm" svg:y="1.243cm" svg:width="12.748cm" svg:height="6.81cm">
          <chart:coordinate-region svg:x="1.013cm" svg:y="1.442cm" svg:width="11.821cm" svg:height="6.412cm"/>
          <chart:axis chart:dimension="x" chart:name="primary-x" chart:style-name="ch4">
            <chart:title svg:x="6.047cm" svg:y="8.229cm" chart:style-name="ch5">
              <text:p>lnC_S</text:p>
            </chart:title>
          </chart:axis>
          <chart:axis chart:dimension="y" chart:name="primary-y" chart:style-name="ch6">
            <chart:title svg:x="0cm" svg:y="5.102cm" chart:style-name="ch7">
              <text:p>lnr_G</text:p>
            </chart:title>
            <chart:grid chart:style-name="ch8" chart:class="major"/>
          </chart:axis>
          <chart:series chart:style-name="ch9" chart:values-cell-range-address="'Calculations (rate = derivative of C)'.Q5:'Calculations (rate = derivative of C)'.Q12" chart:class="chart:scatter">
            <chart:domain table:cell-range-address="'Calculations (rate = derivative of C)'.P5:'Calculations (rate = derivative of C)'.P12"/>
            <chart:regression-curve chart:style-name="ch10">
              <chart:equation chart:display-equation="true" chart:display-r-square="true" chart:style-name="ch11"/>
            </chart:regression-curve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35617133010386">
                <text:p>5.35617133010386</text:p>
                <draw:g>
                  <svg:desc>'Calculations (rate = derivative of C)'.P5:'Calculations (rate = derivative of C)'.P12</svg:desc>
                </draw:g>
              </table:table-cell>
              <table:table-cell office:value-type="float" office:value="0.4811908186363">
                <text:p>0.4811908186363</text:p>
                <draw:g>
                  <svg:desc>'Calculations (rate = derivative of C)'.Q5:'Calculations (rate = derivative of C)'.Q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0979771444676">
                <text:p>5.30979771444676</text:p>
              </table:table-cell>
              <table:table-cell office:value-type="float" office:value="0.436963775167535">
                <text:p>0.436963775167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18036625426757">
                <text:p>5.18036625426757</text:p>
              </table:table-cell>
              <table:table-cell office:value-type="float" office:value="0.39068982252601">
                <text:p>0.390689822526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12900156704411">
                <text:p>5.12900156704411</text:p>
              </table:table-cell>
              <table:table-cell office:value-type="float" office:value="0.342170257735851">
                <text:p>0.3421702577358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70600869275775">
                <text:p>4.70600869275775</text:p>
              </table:table-cell>
              <table:table-cell office:value-type="float" office:value="0.180653499693258">
                <text:p>0.180653499693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45804857758787">
                <text:p>4.45804857758787</text:p>
              </table:table-cell>
              <table:table-cell office:value-type="float" office:value="0.120446153075867">
                <text:p>0.120446153075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1386858013619">
                <text:p>3.11386858013619</text:p>
              </table:table-cell>
              <table:table-cell office:value-type="float" office:value="-0.345311185288417">
                <text:p>-0.3453111852884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8451439997559">
                <text:p>2.58451439997559</text:p>
              </table:table-cell>
              <table:table-cell office:value-type="float" office:value="-0.449416995637347">
                <text:p>-0.44941699563734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2">
      <number:number number:decimal-places="5" number:min-decimal-places="5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 style:data-style-name="N122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69cm" svg:height="8.34cm" xlink:href=".." xlink:type="simple" chart:class="chart:scatter" chart:style-name="ch1">
        <chart:title svg:x="6.062cm" svg:y="0.302cm" chart:style-name="ch2">
          <text:p>Biomass Rate</text:p>
        </chart:title>
        <chart:plot-area chart:style-name="ch3" table:cell-range-address="'Calculations (C in M)'.A3:'Calculations (C in M)'.A6 'Calculations (C in M)'.G3:'Calculations (C in M)'.G6" svg:x="0.98cm" svg:y="0.69cm" svg:width="13.794cm" svg:height="7.217cm">
          <chart:coordinate-region svg:x="1.892cm" svg:y="0.889cm" svg:width="12.695cm" svg:height="6.371cm"/>
          <chart:axis chart:dimension="x" chart:name="primary-x" chart:style-name="ch4">
            <chart:title svg:x="7.224cm" svg:y="7.78cm" chart:style-name="ch5">
              <text:p>Time (h)</text:p>
            </chart:title>
          </chart:axis>
          <chart:axis chart:dimension="y" chart:name="primary-y" chart:style-name="ch6">
            <chart:title svg:x="0.119cm" svg:y="5.255cm" chart:style-name="ch7">
              <text:p>Biomass (M)</text:p>
            </chart:title>
            <chart:grid chart:style-name="ch8" chart:class="major"/>
          </chart:axis>
          <chart:series chart:style-name="ch9" chart:values-cell-range-address="'Calculations (C in M)'.G3:'Calculations (C in M)'.G6" chart:class="chart:scatter">
            <chart:domain table:cell-range-address="'Calculations (C in M)'.A3:'Calculations (C in M)'.A6"/>
            <chart:regression-curve chart:style-name="ch10">
              <chart:equation chart:display-equation="true" chart:display-r-square="true" chart:style-name="ch11"/>
            </chart:regression-curve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Calculations (C in M)'.A3:'Calculations (C in M)'.A6</svg:desc>
                </draw:g>
              </table:table-cell>
              <table:table-cell office:value-type="float" office:value="0.0230674327312743">
                <text:p>0.0230674327312743</text:p>
                <draw:g>
                  <svg:desc>'Calculations (C in M)'.G3:'Calculations (C in M)'.G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613131024558508">
                <text:p>0.06131310245585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885096657461194">
                <text:p>0.08850966574611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113149012263382">
                <text:p>0.11314901226338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1">
      <number:number number:decimal-places="4" number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21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6cm" svg:height="9.002cm" xlink:href=".." xlink:type="simple" chart:class="chart:scatter" chart:style-name="ch1">
        <chart:title svg:x="6.602cm" svg:y="0.316cm" chart:style-name="ch2">
          <text:p>Monod Model</text:p>
        </chart:title>
        <chart:plot-area chart:style-name="ch3" table:cell-range-address="'Calculations (C in M)'.L3:'Calculations (C in M)'.M6" svg:x="0.389cm" svg:y="0.896cm" svg:width="15.302cm" svg:height="7.427cm">
          <chart:coordinate-region svg:x="1.01cm" svg:y="1.095cm" svg:width="14.441cm" svg:height="6.581cm"/>
          <chart:axis chart:dimension="x" chart:name="primary-x" chart:style-name="ch4">
            <chart:title svg:x="7.559cm" svg:y="8.442cm" chart:style-name="ch5">
              <text:p>1/C_s</text:p>
            </chart:title>
          </chart:axis>
          <chart:axis chart:dimension="y" chart:name="primary-y" chart:style-name="ch6">
            <chart:title svg:x="0cm" svg:y="4.891cm" chart:style-name="ch7">
              <text:p>1/μ</text:p>
            </chart:title>
            <chart:grid chart:style-name="ch8" chart:class="major"/>
          </chart:axis>
          <chart:series chart:style-name="ch9" chart:values-cell-range-address="'Calculations (C in M)'.M3:'Calculations (C in M)'.M6" chart:class="chart:scatter">
            <chart:domain table:cell-range-address="'Calculations (C in M)'.L3:'Calculations (C in M)'.L6"/>
            <chart:regression-curve chart:style-name="ch10">
              <chart:equation chart:display-equation="true" chart:display-r-square="true" chart:style-name="ch11"/>
            </chart:regression-curve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88170702069803">
                <text:p>0.788170702069803</text:p>
                <draw:g>
                  <svg:desc>'Calculations (C in M)'.L3:'Calculations (C in M)'.L6</svg:desc>
                </draw:g>
              </table:table-cell>
              <table:table-cell office:value-type="float" office:value="2.46881053316859">
                <text:p>2.46881053316859</text:p>
                <draw:g>
                  <svg:desc>'Calculations (C in M)'.M3:'Calculations (C in M)'.M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0145142760877">
                <text:p>0.850145142760877</text:p>
              </table:table-cell>
              <table:table-cell office:value-type="float" office:value="6.56961362630942">
                <text:p>6.569613626309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90497866385777">
                <text:p>0.890497866385777</text:p>
              </table:table-cell>
              <table:table-cell office:value-type="float" office:value="9.49143199128981">
                <text:p>9.491431991289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5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25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cm" svg:height="9.003cm" xlink:href=".." xlink:type="simple" chart:class="chart:scatter" chart:style-name="ch1">
        <chart:title svg:x="5.942cm" svg:y="0.316cm" chart:style-name="ch2">
          <text:p>Biomass Calibration</text:p>
        </chart:title>
        <chart:plot-area chart:style-name="ch3" table:cell-range-address="Calibrations.C6:Calibrations.D13" svg:x="1.331cm" svg:y="1.275cm" svg:width="14.369cm" svg:height="6.567cm">
          <chart:coordinate-region svg:x="1.953cm" svg:y="1.475cm" svg:width="13.468cm" svg:height="5.72cm"/>
          <chart:axis chart:dimension="x" chart:name="primary-x" chart:style-name="ch4">
            <chart:title svg:x="6.883cm" svg:y="8.022cm" chart:style-name="ch5">
              <text:p>Inkscape y coordinate</text:p>
            </chart:title>
          </chart:axis>
          <chart:axis chart:dimension="y" chart:name="primary-y" chart:style-name="ch6">
            <chart:title svg:x="0.451cm" svg:y="5.555cm" chart:style-name="ch7">
              <text:p>Biomass (g/l)</text:p>
            </chart:title>
            <chart:grid chart:style-name="ch8" chart:class="major"/>
          </chart:axis>
          <chart:series chart:style-name="ch9" chart:values-cell-range-address="Calibrations.D6:Calibrations.D13" chart:class="chart:scatter">
            <chart:domain table:cell-range-address="Calibrations.C6:Calibrations.C13"/>
            <chart:regression-curve chart:style-name="ch10">
              <chart:equation chart:display-equation="true" chart:display-r-square="true" svg:x="6.729cm" svg:y="1.907cm" chart:style-name="ch11"/>
            </chart:regression-curve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.68">
                <text:p>75.68</text:p>
                <draw:g>
                  <svg:desc>Calibrations.C6:Calibrations.C13</svg:desc>
                </draw:g>
              </table:table-cell>
              <table:table-cell office:value-type="float" office:value="14">
                <text:p>14</text:p>
                <draw:g>
                  <svg:desc>Calibrations.D6:Calibrations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.91">
                <text:p>88.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.39">
                <text:p>102.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.31">
                <text:p>115.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9.01">
                <text:p>129.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1.44">
                <text:p>141.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4.93">
                <text:p>154.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7.59">
                <text:p>167.5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3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23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921cm" svg:height="7.919cm" xlink:href=".." xlink:type="simple" chart:class="chart:scatter" chart:style-name="ch1">
        <chart:title svg:x="3.871cm" svg:y="0.294cm" chart:style-name="ch2">
          <text:p>Monod model for C. glycerinogenes</text:p>
        </chart:title>
        <chart:plot-area chart:style-name="ch3" table:cell-range-address="'Calculations (rate = ΔCΔt)'.F18:'Calculations (rate = ΔCΔt)'.G20" svg:x="1.309cm" svg:y="1.231cm" svg:width="13.314cm" svg:height="5.549cm">
          <chart:coordinate-region svg:x="1.93cm" svg:y="1.43cm" svg:width="12.268cm" svg:height="4.703cm"/>
          <chart:axis chart:dimension="x" chart:name="primary-x" chart:style-name="ch4">
            <chart:title svg:x="6.903cm" svg:y="6.938cm" chart:style-name="ch5">
              <text:p>1/C_substrate</text:p>
            </chart:title>
          </chart:axis>
          <chart:axis chart:dimension="y" chart:name="primary-y" chart:style-name="ch6">
            <chart:title svg:x="0.451cm" svg:y="4.287cm" chart:style-name="ch7">
              <text:p>1/μ</text:p>
            </chart:title>
            <chart:grid chart:style-name="ch8" chart:class="major"/>
          </chart:axis>
          <chart:series chart:style-name="ch9" chart:values-cell-range-address="'Calculations (rate = ΔCΔt)'.G18:'Calculations (rate = ΔCΔt)'.G20" chart:class="chart:scatter">
            <chart:domain table:cell-range-address="'Calculations (rate = ΔCΔt)'.F18:'Calculations (rate = ΔCΔt)'.F20"/>
            <chart:regression-curve chart:style-name="ch10">
              <chart:equation chart:display-equation="true" chart:display-r-square="true" chart:style-name="ch11"/>
            </chart:regression-curve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37493451269901">
                <text:p>0.00437493451269901</text:p>
                <draw:g>
                  <svg:desc>'Calculations (rate = ΔCΔt)'.F18:'Calculations (rate = ΔCΔt)'.F20</svg:desc>
                </draw:g>
              </table:table-cell>
              <table:table-cell office:value-type="float" office:value="3.01569208977026">
                <text:p>3.01569208977026</text:p>
                <draw:g>
                  <svg:desc>'Calculations (rate = ΔCΔt)'.G18:'Calculations (rate = ΔCΔt)'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71893882391303">
                <text:p>0.00471893882391303</text:p>
              </table:table-cell>
              <table:table-cell office:value-type="float" office:value="11.2722151327461">
                <text:p>11.27221513274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94292649917725">
                <text:p>0.00494292649917725</text:p>
              </table:table-cell>
              <table:table-cell office:value-type="float" office:value="17.9610416380377">
                <text:p>17.96104163803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32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7cm" svg:height="9.002cm" xlink:href=".." xlink:type="simple" chart:class="chart:scatter" chart:style-name="ch1">
        <chart:title svg:x="5.187cm" svg:y="0.004cm" chart:style-name="ch2">
          <text:p>Glycerol Technical Kinetics</text:p>
        </chart:title>
        <chart:plot-area chart:style-name="ch3" table:cell-range-address="'Calculations (rate = ΔCΔt)'.F6:'Calculations (rate = ΔCΔt)'.G13" svg:x="1.331cm" svg:y="1.275cm" svg:width="14.366cm" svg:height="6.566cm">
          <chart:coordinate-region svg:x="2.138cm" svg:y="1.474cm" svg:width="13.372cm" svg:height="5.72cm"/>
          <chart:axis chart:dimension="x" chart:name="primary-x" chart:style-name="ch4">
            <chart:title svg:x="8.1cm" svg:y="8.021cm" chart:style-name="ch5">
              <text:p>Time</text:p>
            </chart:title>
          </chart:axis>
          <chart:axis chart:dimension="y" chart:name="primary-y" chart:style-name="ch6">
            <chart:title svg:x="0.451cm" svg:y="6.547cm" chart:style-name="ch7">
              <text:p>Glycerol concentration (g/l)</text:p>
            </chart:title>
            <chart:grid chart:style-name="ch8" chart:class="major"/>
          </chart:axis>
          <chart:series chart:style-name="ch9" chart:values-cell-range-address="'Calculations (rate = ΔCΔt)'.G6:'Calculations (rate = ΔCΔt)'.G13" chart:class="chart:scatter">
            <chart:domain table:cell-range-address="'Calculations (rate = ΔCΔt)'.F6:'Calculations (rate = ΔCΔt)'.F13"/>
            <chart:regression-curve chart:style-name="ch10">
              <chart:equation chart:display-equation="true" chart:display-r-square="true" svg:x="3.118cm" svg:y="1.748cm" chart:style-name="ch11"/>
            </chart:regression-curve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Calculations (rate = ΔCΔt)'.F6:'Calculations (rate = ΔCΔt)'.F13</svg:desc>
                </draw:g>
              </table:table-cell>
              <table:table-cell office:value-type="float" office:value="15.1774">
                <text:p>15.1774</text:p>
                <draw:g>
                  <svg:desc>'Calculations (rate = ΔCΔt)'.G6:'Calculations (rate = ΔCΔt)'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.64065">
                <text:p>19.64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7.7015499999999">
                <text:p>27.70154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38.1158">
                <text:p>38.1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53.9941499999999">
                <text:p>53.99414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65.19285">
                <text:p>65.192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90.18705">
                <text:p>90.18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96.1650999999999">
                <text:p>96.1650999999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23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9.002cm" xlink:href=".." xlink:type="simple" chart:class="chart:scatter" chart:style-name="ch1">
        <chart:title svg:x="4.068cm" svg:y="0.316cm" chart:style-name="ch2">
          <text:p>Rate of Glycerol in regards to Biomass</text:p>
        </chart:title>
        <chart:plot-area chart:style-name="ch3" table:cell-range-address="'Calculations (rate = ΔCΔt)'.N6:'Calculations (rate = ΔCΔt)'.O8" svg:x="1.331cm" svg:y="1.275cm" svg:width="14.351cm" svg:height="6.566cm">
          <chart:coordinate-region svg:x="1.952cm" svg:y="1.474cm" svg:width="13.12cm" svg:height="5.72cm"/>
          <chart:axis chart:dimension="x" chart:name="primary-x" chart:style-name="ch4">
            <chart:title svg:x="6.491cm" svg:y="8.021cm" chart:style-name="ch5">
              <text:p>Rate of Glycerol production</text:p>
            </chart:title>
          </chart:axis>
          <chart:axis chart:dimension="y" chart:name="primary-y" chart:style-name="ch6">
            <chart:title svg:x="0.451cm" svg:y="6.295cm" chart:style-name="ch7">
              <text:p>Biomass Concentration</text:p>
            </chart:title>
            <chart:grid chart:style-name="ch8" chart:class="major"/>
          </chart:axis>
          <chart:series chart:style-name="ch9" chart:values-cell-range-address="'Calculations (rate = ΔCΔt)'.O6:'Calculations (rate = ΔCΔt)'.O8" chart:class="chart:scatter">
            <chart:domain table:cell-range-address="'Calculations (rate = ΔCΔt)'.N6:'Calculations (rate = ΔCΔt)'.N8"/>
            <chart:regression-curve chart:style-name="ch10">
              <chart:equation chart:display-equation="true" chart:display-r-square="true" svg:x="1.937cm" svg:y="1.6cm" chart:style-name="ch11"/>
            </chart:regression-curve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9265">
                <text:p>0.89265</text:p>
                <draw:g>
                  <svg:desc>'Calculations (rate = ΔCΔt)'.N6:'Calculations (rate = ΔCΔt)'.N8</svg:desc>
                </draw:g>
              </table:table-cell>
              <table:table-cell office:value-type="float" office:value="5.79464">
                <text:p>5.79464</text:p>
                <draw:g>
                  <svg:desc>'Calculations (rate = ΔCΔt)'.O6:'Calculations (rate = ΔCΔt)'.O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1217999999998">
                <text:p>1.61217999999998</text:p>
              </table:table-cell>
              <table:table-cell office:value-type="float" office:value="8.36496">
                <text:p>8.364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8285000000002">
                <text:p>2.08285000000002</text:p>
              </table:table-cell>
              <table:table-cell office:value-type="float" office:value="10.6936">
                <text:p>10.69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5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 style:data-style-name="N125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6cm" svg:height="9.003cm" xlink:href=".." xlink:type="simple" chart:class="chart:scatter" chart:style-name="ch1">
        <chart:title svg:x="5.464cm" svg:y="0.004cm" chart:style-name="ch2">
          <text:p>Glucose Rate Expression</text:p>
        </chart:title>
        <chart:plot-area chart:style-name="ch3" table:cell-range-address="'Calculations (rate = derivative of C)'.A3:'Calculations (rate = derivative of C)'.B12" svg:x="0.655cm" svg:y="0.703cm" svg:width="14.914cm" svg:height="7.561cm">
          <chart:coordinate-region svg:x="1.462cm" svg:y="0.902cm" svg:width="13.92cm" svg:height="6.715cm"/>
          <chart:axis chart:dimension="x" chart:name="primary-x" chart:style-name="ch4">
            <chart:title svg:x="7.142cm" svg:y="8.443cm" chart:style-name="ch5">
              <text:p>Time (hours)</text:p>
            </chart:title>
          </chart:axis>
          <chart:axis chart:dimension="y" chart:name="primary-y" chart:style-name="ch6">
            <chart:title svg:x="0cm" svg:y="5.453cm" chart:style-name="ch7">
              <text:p>Glucose (g/l)</text:p>
            </chart:title>
            <chart:grid chart:style-name="ch8" chart:class="major"/>
          </chart:axis>
          <chart:series chart:style-name="ch9" chart:values-cell-range-address="'Calculations (rate = derivative of C)'.B3:'Calculations (rate = derivative of C)'.B12" chart:class="chart:scatter">
            <chart:domain table:cell-range-address="'Calculations (rate = derivative of C)'.A3:'Calculations (rate = derivative of C)'.A12"/>
            <chart:regression-curve chart:style-name="ch10">
              <chart:equation chart:display-equation="true" chart:display-r-square="true" svg:x="6.668cm" svg:y="0.897cm" chart:style-name="ch11"/>
            </chart:regression-curve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alculations (rate = derivative of C)'.A3:'Calculations (rate = derivative of C)'.A12</svg:desc>
                </draw:g>
              </table:table-cell>
              <table:table-cell office:value-type="float" office:value="230.4413">
                <text:p>230.4413</text:p>
                <draw:g>
                  <svg:desc>'Calculations (rate = derivative of C)'.B3:'Calculations (rate = derivative of C)'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8.57485">
                <text:p>228.57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11.91205">
                <text:p>211.912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02.3093">
                <text:p>202.30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77.7479">
                <text:p>177.74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68.84845">
                <text:p>168.848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110.6098">
                <text:p>110.6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86.3189">
                <text:p>86.31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22.50795">
                <text:p>22.507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3.2568499999999">
                <text:p>13.25684999999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5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 style:data-style-name="N125"/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155cm" svg:height="7.587cm" xlink:href=".." xlink:type="simple" chart:class="chart:scatter" chart:style-name="ch1">
        <chart:title svg:x="4.582cm" svg:y="0.006cm" chart:style-name="ch2">
          <text:p>Glycerol Rate</text:p>
        </chart:title>
        <chart:plot-area chart:style-name="ch3" table:cell-range-address="'Calculations (rate = ΔCΔt)'.F6:'Calculations (rate = ΔCΔt)'.G13" svg:x="0.818cm" svg:y="0.523cm" svg:width="13.055cm" svg:height="6.458cm">
          <chart:coordinate-region svg:x="1.625cm" svg:y="0.722cm" svg:width="12.062cm" svg:height="5.612cm"/>
          <chart:axis chart:dimension="x" chart:name="primary-x" chart:style-name="ch4">
            <chart:title svg:x="6.931cm" svg:y="7.027cm" chart:style-name="ch5">
              <text:p>Time</text:p>
            </chart:title>
          </chart:axis>
          <chart:axis chart:dimension="y" chart:name="primary-y" chart:style-name="ch6">
            <chart:title svg:x="0cm" svg:y="5.741cm" chart:style-name="ch7">
              <text:p>Glycerol concentration (g/l)</text:p>
            </chart:title>
            <chart:grid chart:style-name="ch8" chart:class="major"/>
          </chart:axis>
          <chart:series chart:style-name="ch9" chart:values-cell-range-address="'Calculations (rate = ΔCΔt)'.G6:'Calculations (rate = ΔCΔt)'.G13" chart:class="chart:scatter">
            <chart:domain table:cell-range-address="'Calculations (rate = ΔCΔt)'.F6:'Calculations (rate = ΔCΔt)'.F13"/>
            <chart:regression-curve chart:style-name="ch10">
              <chart:equation chart:display-equation="true" chart:display-r-square="true" svg:x="2.813cm" svg:y="1.307cm" chart:style-name="ch11"/>
            </chart:regression-curve>
            <chart:data-point chart:repeated="5"/>
            <chart:data-point chart:style-name="ch12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Calculations (rate = ΔCΔt)'.F6:'Calculations (rate = ΔCΔt)'.F13</svg:desc>
                </draw:g>
              </table:table-cell>
              <table:table-cell office:value-type="float" office:value="15.1774">
                <text:p>15.1774</text:p>
                <draw:g>
                  <svg:desc>'Calculations (rate = ΔCΔt)'.G6:'Calculations (rate = ΔCΔt)'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.64065">
                <text:p>19.64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7.7015499999999">
                <text:p>27.70154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38.1158">
                <text:p>38.1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53.9941499999999">
                <text:p>53.99414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65.19285">
                <text:p>65.192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90.18705">
                <text:p>90.18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96.1650999999999">
                <text:p>96.16509999999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5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 style:data-style-name="N125"/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7cm" svg:height="8.009cm" xlink:href=".." xlink:type="simple" chart:class="chart:scatter" chart:style-name="ch1">
        <chart:title svg:x="6.063cm" svg:y="0.296cm" chart:style-name="ch2">
          <text:p>Biomass Rate</text:p>
        </chart:title>
        <chart:plot-area chart:style-name="ch3" table:cell-range-address="'Calculations (rate = derivative of C)'.A4:'Calculations (rate = derivative of C)'.A7 'Calculations (rate = derivative of C)'.D4:'Calculations (rate = derivative of C)'.D7" svg:x="0.803cm" svg:y="0.934cm" svg:width="13.973cm" svg:height="6.572cm">
          <chart:coordinate-region svg:x="1.424cm" svg:y="1.133cm" svg:width="13.165cm" svg:height="5.726cm"/>
          <chart:axis chart:dimension="x" chart:name="primary-x" chart:style-name="ch4">
            <chart:title svg:x="6.819cm" svg:y="7.449cm" chart:style-name="ch5">
              <text:p>Time (hours)</text:p>
            </chart:title>
          </chart:axis>
          <chart:axis chart:dimension="y" chart:name="primary-y" chart:style-name="ch6">
            <chart:title svg:x="0cm" svg:y="5.217cm" chart:style-name="ch7">
              <text:p>Biomass (g/l)</text:p>
            </chart:title>
            <chart:grid chart:style-name="ch8" chart:class="major"/>
          </chart:axis>
          <chart:series chart:style-name="ch9" chart:values-cell-range-address="'Calculations (rate = derivative of C)'.D4:'Calculations (rate = derivative of C)'.D7" chart:class="chart:scatter">
            <chart:domain table:cell-range-address="'Calculations (rate = derivative of C)'.A4:'Calculations (rate = derivative of C)'.A7"/>
            <chart:regression-curve chart:style-name="ch10">
              <chart:equation chart:display-equation="true" chart:display-r-square="true" chart:style-name="ch11"/>
            </chart:regression-curve>
            <chart:data-point chart:repeated="2"/>
            <chart:data-point chart:style-name="ch12"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Calculations (rate = derivative of C)'.A4:'Calculations (rate = derivative of C)'.A7</svg:desc>
                </draw:g>
              </table:table-cell>
              <table:table-cell office:value-type="float" office:value="2.18008">
                <text:p>2.18008</text:p>
                <draw:g>
                  <svg:desc>'Calculations (rate = derivative of C)'.D4:'Calculations (rate = derivative of C)'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5.79464">
                <text:p>5.794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8.36496">
                <text:p>8.364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0.6936">
                <text:p>10.693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4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34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5cm" svg:height="9.003cm" xlink:href=".." xlink:type="simple" chart:class="chart:scatter" chart:style-name="ch1">
        <chart:title svg:x="6.402cm" svg:y="0.316cm" chart:style-name="ch2">
          <text:p>Monod Model μ</text:p>
        </chart:title>
        <chart:plot-area chart:style-name="ch3" table:cell-range-address="'Calculations (rate = derivative of C)'.J4:'Calculations (rate = derivative of C)'.K7" svg:x="0.931cm" svg:y="0.894cm" svg:width="14.76cm" svg:height="7.59cm">
          <chart:coordinate-region svg:x="1.552cm" svg:y="1.094cm" svg:width="13.621cm" svg:height="6.743cm"/>
          <chart:axis chart:dimension="x" chart:name="primary-x" chart:style-name="ch4">
            <chart:title svg:x="7.83cm" svg:y="8.443cm" chart:style-name="ch5">
              <text:p>1/C_s</text:p>
            </chart:title>
          </chart:axis>
          <chart:axis chart:dimension="y" chart:name="primary-y" chart:style-name="ch6">
            <chart:title svg:x="0.051cm" svg:y="4.971cm" chart:style-name="ch7">
              <text:p>1/μ</text:p>
            </chart:title>
            <chart:grid chart:style-name="ch8" chart:class="major"/>
          </chart:axis>
          <chart:series chart:style-name="ch9" chart:values-cell-range-address="'Calculations (rate = derivative of C)'.K4:'Calculations (rate = derivative of C)'.K7" chart:class="chart:scatter">
            <chart:domain table:cell-range-address="'Calculations (rate = derivative of C)'.J4:'Calculations (rate = derivative of C)'.J7"/>
            <chart:regression-curve chart:style-name="ch10">
              <chart:equation chart:display-equation="true" chart:display-r-square="true" svg:x="2.018cm" svg:y="2.125cm" chart:style-name="ch11"/>
            </chart:regression-curve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37493451269901">
                <text:p>0.00437493451269901</text:p>
                <draw:g>
                  <svg:desc>'Calculations (rate = derivative of C)'.J4:'Calculations (rate = derivative of C)'.J7</svg:desc>
                </draw:g>
              </table:table-cell>
              <table:table-cell office:value-type="float" office:value="2.89135278514589">
                <text:p>2.89135278514589</text:p>
                <draw:g>
                  <svg:desc>'Calculations (rate = derivative of C)'.K4:'Calculations (rate = derivative of C)'.K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71893882391303">
                <text:p>0.00471893882391303</text:p>
              </table:table-cell>
              <table:table-cell office:value-type="float" office:value="9.28628205128205">
                <text:p>9.286282051282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94292649917725">
                <text:p>0.00494292649917725</text:p>
              </table:table-cell>
              <table:table-cell office:value-type="float" office:value="16.9331174089069">
                <text:p>16.93311740890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62594551046735">
                <text:p>0.00562594551046735</text:p>
              </table:table-cell>
              <table:table-cell office:value-type="float" office:value="29.378021978022">
                <text:p>29.37802197802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